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1.0535in"/>
    </style:style>
    <style:style style:name="co3" style:family="table-column">
      <style:table-column-properties fo:break-before="auto" style:column-width="1.9016in"/>
    </style:style>
    <style:style style:name="co4" style:family="table-column">
      <style:table-column-properties fo:break-before="auto" style:column-width="1.7598in"/>
    </style:style>
    <style:style style:name="co5" style:family="table-column">
      <style:table-column-properties fo:break-before="auto" style:column-width="0.6035in"/>
    </style:style>
    <style:style style:name="co6" style:family="table-column">
      <style:table-column-properties fo:break-before="auto" style:column-width="3.8028in"/>
    </style:style>
    <style:style style:name="co7" style:family="table-column">
      <style:table-column-properties fo:break-before="auto" style:column-width="1.6189in"/>
    </style:style>
    <style:style style:name="co8" style:family="table-column">
      <style:table-column-properties fo:break-before="auto" style:column-width="0.7063in"/>
    </style:style>
    <style:style style:name="co9" style:family="table-column">
      <style:table-column-properties fo:break-before="auto" style:column-width="2.4791in"/>
    </style:style>
    <style:style style:name="co10" style:family="table-column">
      <style:table-column-properties fo:break-before="auto" style:column-width="2.7236in"/>
    </style:style>
    <style:style style:name="co11" style:family="table-column">
      <style:table-column-properties fo:break-before="auto" style:column-width="2.2744in"/>
    </style:style>
    <style:style style:name="co12" style:family="table-column">
      <style:table-column-properties fo:break-before="auto" style:column-width="2.1709in"/>
    </style:style>
    <style:style style:name="co13" style:family="table-column">
      <style:table-column-properties fo:break-before="auto" style:column-width="1.1047in"/>
    </style:style>
    <style:style style:name="co14" style:family="table-column">
      <style:table-column-properties fo:break-before="auto" style:column-width="1.9138in"/>
    </style:style>
    <style:style style:name="co15" style:family="table-column">
      <style:table-column-properties fo:break-before="auto" style:column-width="1.4772in"/>
    </style:style>
    <style:style style:name="co16" style:family="table-column">
      <style:table-column-properties fo:break-before="auto" style:column-width="0.6807in"/>
    </style:style>
    <style:style style:name="ro1" style:family="table-row">
      <style:table-row-properties style:row-height="0.5in" fo:break-before="auto" style:use-optimal-row-height="false"/>
    </style:style>
    <style:style style:name="ro2" style:family="table-row">
      <style:table-row-properties style:row-height="0.4709in" fo:break-before="auto" style:use-optimal-row-height="true"/>
    </style:style>
    <style:style style:name="ro3" style:family="table-row">
      <style:table-row-properties style:row-height="0.1736in" fo:break-before="auto" style:use-optimal-row-height="true"/>
    </style:style>
    <style:style style:name="ro4" style:family="table-row">
      <style:table-row-properties style:row-height="0.322in" fo:break-before="auto" style:use-optimal-row-height="true"/>
    </style:style>
    <style:style style:name="ro5" style:family="table-row">
      <style:table-row-properties style:row-height="0.6193in" fo:break-before="auto" style:use-optimal-row-height="true"/>
    </style:style>
    <style:style style:name="ro6" style:family="table-row">
      <style:table-row-properties style:row-height="0.7689in" fo:break-before="auto" style:use-optimal-row-height="true"/>
    </style:style>
    <style:style style:name="ro7" style:family="table-row">
      <style:table-row-properties style:row-height="0.9173in" fo:break-before="auto" style:use-optimal-row-height="true"/>
    </style:style>
    <style:style style:name="ro8" style:family="table-row">
      <style:table-row-properties style:row-height="0.3472in" fo:break-before="auto" style:use-optimal-row-height="false"/>
    </style:style>
    <style:style style:name="ta1" style:family="table" style:master-page-name="PageStyle_5f_licenses">
      <style:table-properties table:display="true" style:writing-mode="lr-tb"/>
    </style:style>
    <style:style style:name="ta2" style:family="table" style:master-page-name="PageStyle_5f_FSF">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italic" fo:text-shadow="none" style:text-underline-style="solid" style:text-underline-width="auto" style:text-underline-color="font-color" fo:font-weight="normal" style:font-size-asian="9pt" style:font-style-asian="italic" style:font-weight-asian="normal" style:font-name-complex="Arial1" style:font-size-complex="9pt" style:font-style-complex="italic"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8"/>
        <table:table-column table:style-name="co7" table:default-cell-style-name="ce18"/>
        <table:table-column table:style-name="co8" table:number-columns-repeated="250" table:default-cell-style-name="ce18"/>
        <table:table-column table:style-name="co8" table:number-columns-repeated="767" table:default-cell-style-name="Default"/>
        <table:table-row table:style-name="ro1">
          <table:table-cell table:style-name="ce1" office:value-type="string">
            <text:p>Full name of License</text:p>
          </table:table-cell>
          <table:table-cell table:style-name="ce1" office:value-type="string">
            <text:p>License Identifier</text:p>
          </table:table-cell>
          <table:table-cell table:style-name="ce1" office:value-type="string">
            <text:p>Source/url</text:p>
          </table:table-cell>
          <table:table-cell table:style-name="ce1" office:value-type="string">
            <text:p>Notes</text:p>
          </table:table-cell>
          <table:table-cell table:style-name="ce1" office:value-type="string">
            <text:p>OSI Approved</text:p>
          </table:table-cell>
          <table:table-cell table:style-name="ce11" office:value-type="string">
            <text:p>Standard License Header</text:p>
          </table:table-cell>
          <table:table-cell table:style-name="ce19" office:value-type="string">
            <text:p>Text</text:p>
          </table:table-cell>
          <table:table-cell table:number-columns-repeated="1017"/>
        </table:table-row>
        <table:table-row table:style-name="ro1">
          <table:table-cell table:style-name="ce2" office:value-type="string">
            <text:p>Academic Free License v1.1</text:p>
          </table:table-cell>
          <table:table-cell table:style-name="ce2" office:value-type="string">
            <text:p>AFL-1.1</text:p>
          </table:table-cell>
          <table:table-cell table:style-name="ce5" table:formula="of:=HYPERLINK(&quot;http://opensource.linux-mirror.org/licenses/afl-1.1.txt&quot;;&quot;http://opensource.linux-mirror.org/licenses/afl-1.1.txt&quot;)" office:value-type="string" office:string-value="http://opensource.linux-mirror.org/licenses/afl-1.1.txt">
            <text:p>http://opensource.linux-mirror.org/licenses/afl-1.1.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1.txt</text:a></text:span></text:p>
          </table:table-cell>
          <table:table-cell table:number-columns-repeated="1017"/>
        </table:table-row>
        <table:table-row table:style-name="ro1">
          <table:table-cell table:style-name="ce2" office:value-type="string">
            <text:p>Academic Free License v1.2</text:p>
          </table:table-cell>
          <table:table-cell table:style-name="ce2" office:value-type="string">
            <text:p>AFL-1.2</text:p>
          </table:table-cell>
          <table:table-cell table:style-name="ce5" table:formula="of:=HYPERLINK(&quot;http://opensource.linux-mirror.org/licenses/afl-1.2.txt&quot;;&quot;http://opensource.linux-mirror.org/licenses/afl-1.2.txt&quot;)" office:value-type="string" office:string-value="http://opensource.linux-mirror.org/licenses/afl-1.2.txt">
            <text:p>http://opensource.linux-mirror.org/licenses/afl-1.2.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2</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2.txt</text:a></text:span></text:p>
          </table:table-cell>
          <table:table-cell table:number-columns-repeated="1017"/>
        </table:table-row>
        <table:table-row table:style-name="ro1">
          <table:table-cell table:style-name="ce2" office:value-type="string">
            <text:p>Academic Free License v2.0</text:p>
          </table:table-cell>
          <table:table-cell table:style-name="ce2" office:value-type="string">
            <text:p>AFL-2.0</text:p>
          </table:table-cell>
          <table:table-cell table:style-name="ce5" table:formula="of:=HYPERLINK(&quot;http://opensource.linux-mirror.org/licenses/afl-2.0.txt&quot;;&quot;http://opensource.linux-mirror.org/licenses/afl-2.0.txt&quot;)" office:value-type="string" office:string-value="http://opensource.linux-mirror.org/licenses/afl-2.0.txt">
            <text:p>http://opensource.linux-mirror.org/licenses/afl-2.0.txt</text:p>
          </table:table-cell>
          <table:table-cell table:style-name="ce2"/>
          <table:table-cell table:style-name="ce2" office:value-type="string">
            <text:p>YES</text:p>
          </table:table-cell>
          <table:table-cell table:style-name="ce12" office:value-type="string">
            <text:p>Licensed under the Academic Free License version 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0.txt</text:a></text:span></text:p>
          </table:table-cell>
          <table:table-cell table:number-columns-repeated="1017"/>
        </table:table-row>
        <table:table-row table:style-name="ro1">
          <table:table-cell table:style-name="ce2" office:value-type="string">
            <text:p>Academic Free License v2.1</text:p>
          </table:table-cell>
          <table:table-cell table:style-name="ce2" office:value-type="string">
            <text:p>AFL-2.1</text:p>
          </table:table-cell>
          <table:table-cell table:style-name="ce5" table:formula="of:=HYPERLINK(&quot;http://opensource.linux-mirror.org/licenses/afl-2.1.txt&quot;;&quot;http://opensource.linux-mirror.org/licenses/afl-2.1.txt&quot;)" office:value-type="string" office:string-value="http://opensource.linux-mirror.org/licenses/afl-2.1.txt">
            <text:p>http://opensource.linux-mirror.org/licenses/afl-2.1.txt</text:p>
          </table:table-cell>
          <table:table-cell table:style-name="ce2"/>
          <table:table-cell table:style-name="ce2" office:value-type="string">
            <text:p>YES</text:p>
          </table:table-cell>
          <table:table-cell table:style-name="ce12" office:value-type="string">
            <text:p>Licensed under the Academic Free License version 2.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1.txt</text:a></text:span></text:p>
          </table:table-cell>
          <table:table-cell table:number-columns-repeated="1017"/>
        </table:table-row>
        <table:table-row table:style-name="ro1">
          <table:table-cell table:style-name="ce2" office:value-type="string">
            <text:p>Academic Free License v3.0</text:p>
          </table:table-cell>
          <table:table-cell table:style-name="ce2" office:value-type="string">
            <text:p>AFL-3.0</text:p>
          </table:table-cell>
          <table:table-cell table:style-name="ce5" office:value-type="string">
            <text:p>http://www.rosenlaw.com/AFL3.0.htm</text:p>
            <text:p>http://www.opensource.org/licenses/afl-3.0</text:p>
          </table:table-cell>
          <table:table-cell table:style-name="ce2"/>
          <table:table-cell table:style-name="ce2" office:value-type="string">
            <text:p>YES</text:p>
          </table:table-cell>
          <table:table-cell table:style-name="ce12" office:value-type="string">
            <text:p>Licensed under the Academic Fre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3.0.txt</text:a></text:span></text:p>
          </table:table-cell>
          <table:table-cell table:number-columns-repeated="1017"/>
        </table:table-row>
        <table:table-row table:style-name="ro1">
          <table:table-cell table:style-name="ce2" office:value-type="string">
            <text:p>Adaptive Public License 1.0</text:p>
          </table:table-cell>
          <table:table-cell table:style-name="ce2" office:value-type="string">
            <text:p>APL-1.0</text:p>
          </table:table-cell>
          <table:table-cell table:style-name="ce6" office:value-type="string">
            <text:p><text:span text:style-name="T1"><text:a xlink:href="http://www.opensource.org/licenses/APL-1.0">http://www.opensource.org/licenses/APL-1.0</text:a></text:span></text:p>
          </table:table-cell>
          <table:table-cell table:style-name="ce2"/>
          <table:table-cell table:style-name="ce2" office:value-type="string">
            <text:p>YES</text:p>
          </table:table-cell>
          <table:table-cell table:style-name="ce12" office:value-type="string">
            <text:p>&lt;various notices depending on terms chosen for license - see Exhibit A&g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ⵌ⸱⸰硴t⸺㨮楌牢牡㩹慃档獥䄺灰慄慴䰺捯污䴺捩潲潳瑦场湩潤獷吺浥潰慲祲䤠瑮牥敮⁴楆敬㩳潄畣敭瑮㩳楍牣獯景⁴獕牥䐠瑡㩡慓敶⁤瑁慴档敭瑮㩳偁ⵌ⸱⸰硴t">APL-1.0.txt</text:a></text:span></text:p>
          </table:table-cell>
          <table:table-cell table:number-columns-repeated="1017"/>
        </table:table-row>
        <table:table-row table:style-name="ro1">
          <table:table-cell table:style-name="ce2" office:value-type="string">
            <text:p>ANTLR Software Rights Notice</text:p>
          </table:table-cell>
          <table:table-cell table:style-name="ce2" office:value-type="string">
            <text:p>ANTLR-PD</text:p>
          </table:table-cell>
          <table:table-cell table:style-name="ce6" office:value-type="string">
            <text:p><text:span text:style-name="T1"><text:a xlink:href="http://www.antlr2.org/license.html">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乁䱔ⵒ䑐琮瑸㨀⸮䰺扩慲祲䌺捡敨㩳灁䑰瑡㩡潌慣㩬楍牣獯景㩴楗摮睯㩳敔灭牯牡⁹湉整湲瑥䘠汩獥䐺捯浵湥獴䴺捩潲潳瑦唠敳⁲慄慴区癡摥䄠瑴捡浨湥獴䄺呎剌倭⹄硴t">ANTLR-PD.txt</text:a></text:span></text:p>
          </table:table-cell>
          <table:table-cell table:number-columns-repeated="1017"/>
        </table:table-row>
        <table:table-row table:style-name="ro1">
          <table:table-cell table:style-name="ce2" office:value-type="string">
            <text:p>Apache License 1.0</text:p>
          </table:table-cell>
          <table:table-cell table:style-name="ce2" office:value-type="string">
            <text:p>Apache-1.0</text:p>
          </table:table-cell>
          <table:table-cell table:style-name="ce6" office:value-type="string">
            <text:p><text:span text:style-name="T1"><text:a xlink:href="http://www.apache.org/licenses/LICENSE-1.0">http://www.apache.org/licenses/LICENSE-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琮瑸㨀⸮䰺扩慲祲䌺捡敨㩳灁䑰瑡㩡潌慣㩬楍牣獯景㩴楗摮睯㩳敔灭牯牡⁹湉整湲瑥䘠汩獥䐺捯浵湥獴䴺捩潲潳瑦唠敳⁲慄慴区癡摥䄠瑴捡浨湥獴䄺慰档ⵥ⸱⸰硴t">Apache-1.0.txt</text:a></text:span></text:p>
          </table:table-cell>
          <table:table-cell table:number-columns-repeated="1017"/>
        </table:table-row>
        <table:table-row table:style-name="ro1">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www.opensource.org/licenses/apachepl-1.1</text:p>
          </table:table-cell>
          <table:table-cell table:style-name="ce2" office:value-type="string">
            <text:p>This license has been superseded by Apache License 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ㄮ琮瑸㨀⸮䰺扩慲祲䌺捡敨㩳灁䑰瑡㩡潌慣㩬楍牣獯景㩴楗摮睯㩳敔灭牯牡⁹湉整湲瑥䘠汩獥䐺捯浵湥獴䴺捩潲潳瑦唠敳⁲慄慴区癡摥䄠瑴捡浨湥獴䄺慰档ⵥ⸱⸱硴t">Apache-1.1.txt</text:a></text:span></text:p>
          </table:table-cell>
          <table:table-cell table:number-columns-repeated="1017"/>
        </table:table-row>
        <table:table-row table:style-name="ro1">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nse was released January 2004</text:p>
            <text:p/>
          </table:table-cell>
          <table:table-cell table:style-name="ce2" office:value-type="string">
            <text:p>YES</text:p>
          </table:table-cell>
          <table:table-cell table:style-name="ce1" office:value-type="string">
            <text:p><text:s/>If work from Apache:</text:p>
            <text:p>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p><text:s/>http://www.apache.org/licenses/LICENSE-2.0</text:p>
            <text:p/>
            <text:p>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p>
            <text:p/>
            <text:p>If licensing your own work:</text:p>
            <text:p>Copyright [yyyy] [name of copyright owner]</text:p>
            <text:p/>
            <text:p>Licensed under the Apache License, Version 2.0 (the "License"); you may not use this file except in compliance with the License. You may obtain a copy of the License at</text:p>
            <text:p/>
            <text:p><text:s text:c="7"/>http://www.apache.org/licenses/LICENSE-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琮瑸㨀⸮䰺扩慲祲䌺捡敨㩳灁䑰瑡㩡潌慣㩬楍牣獯景㩴楗摮睯㩳敔灭牯牡⁹湉整湲瑥䘠汩獥䐺捯浵湥獴䴺捩潲潳瑦唠敳⁲慄慴区癡摥䄠瑴捡浨湥獴䄺慰档ⵥ⸲⸰硴t">Apache-2.0.txt</text:a></text:span></text:p>
          </table:table-cell>
          <table:table-cell table:number-columns-repeated="1017"/>
        </table:table-row>
        <table:table-row table:style-name="ro1">
          <table:table-cell table:style-name="ce2" office:value-type="string">
            <text:p>Apple Public Source License 1.0</text:p>
          </table:table-cell>
          <table:table-cell table:style-name="ce2" office:value-type="string">
            <text:p>APSL-1.0</text:p>
          </table:table-cell>
          <table:table-cell table:style-name="ce6" office:value-type="string">
            <text:p><text:span text:style-name="T1"><text:a xlink:href="https://fedoraproject.org/wiki/Licensing/Apple_Public_Source_License_1.0">https://fedoraproject.org/wiki/Licensing/Apple_Public_Source_License_1.0</text:a></text:span></text:p>
          </table:table-cell>
          <table:table-cell table:style-name="ce2" office:value-type="string">
            <text:p>This license was released 16 March 1999.</text:p>
          </table:table-cell>
          <table:table-cell table:style-name="ce2"/>
          <table:table-cell table:style-name="ce2" office:value-type="string">
            <text:p>Portions Copyright (c) 1999 Apple Computer, Inc. All Rights</text:p>
            <text:p>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0.txt</text:a></text:span></text:p>
          </table:table-cell>
          <table:table-cell table:number-columns-repeated="1017"/>
        </table:table-row>
        <table:table-row table:style-name="ro1">
          <table:table-cell table:style-name="ce2" office:value-type="string">
            <text:p>Apple Public Source License 1.1</text:p>
          </table:table-cell>
          <table:table-cell table:style-name="ce2" office:value-type="string">
            <text:p>APSL-1.1</text:p>
          </table:table-cell>
          <table:table-cell table:style-name="ce6" office:value-type="string">
            <text:p><text:span text:style-name="T1"><text:a xlink:href="http://www.opensource.apple.com/source/IOSerialFamily/IOSerialFamily-7/APPLE_LICENS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text:p>
          </table:table-cell>
          <table:table-cell table:style-name="ce2" office:value-type="string">
            <text:p>Portions Copyright (c) 1999-2000 Apple Computer, Inc. <text:s/>All Rights</text:p>
            <text:p>Reserved. <text:s/>This file contains Original Code and/or Modifications of</text:p>
            <text:p>Original Code as defined in and that are subject to the Apple Public</text:p>
            <text:p>Source License Version 1.1 (the "License"). <text:s/>You may not use this file</text:p>
            <text:p>except in compliance with the License. <text:s/>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 INFRINGEMENT. <text:s/>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ㄮ琮瑸㨀⸮䰺扩慲祲䌺捡敨㩳灁䑰瑡㩡潌慣㩬楍牣獯景㩴楗摮睯㩳敔灭牯牡⁹湉整湲瑥䘠汩獥䐺捯浵湥獴䴺捩潲潳瑦唠敳⁲慄慴区癡摥䄠瑴捡浨湥獴䄺卐ⵌ⸱⸱硴t">APSL-1.1.txt</text:a></text:span></text:p>
          </table:table-cell>
          <table:table-cell table:number-columns-repeated="1017"/>
        </table:table-row>
        <table:table-row table:style-name="ro1">
          <table:table-cell table:style-name="ce2" office:value-type="string">
            <text:p>Apple Public Source License 1.2</text:p>
          </table:table-cell>
          <table:table-cell table:style-name="ce2" office:value-type="string">
            <text:p>APSL-1.2</text:p>
          </table:table-cell>
          <table:table-cell table:style-name="ce5" table:formula="of:=HYPERLINK(&quot;http://www.samurajdata.se/opensource/mirror/licenses/apsl.php&quot;;&quot;http://www.samurajdata.se/opensource/mirror/licenses/apsl.php&quot;)" office:value-type="string" office:string-value="http://www.samurajdata.se/opensource/mirror/licenses/apsl.php">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13"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2.txt</text:a></text:span></text:p>
          </table:table-cell>
          <table:table-cell table:number-columns-repeated="1017"/>
        </table:table-row>
        <table:table-row table:style-name="ro1">
          <table:table-cell table:style-name="ce2" office:value-type="string">
            <text:p>Apple Public Source License 2.0</text:p>
          </table:table-cell>
          <table:table-cell table:style-name="ce2" office:value-type="string">
            <text:p>APSL-2.0</text:p>
          </table:table-cell>
          <table:table-cell table:style-name="ce5" table:formula="of:=HYPERLINK(&quot;http://www.opensource.apple.com/license/apsl/&quot;;&quot;http://www.opensource.apple.com/license/apsl/ &quot;)" office:value-type="string" office:string-value="http://www.opensource.apple.com/license/apsl/ ">
            <text:p>http://www.opensource.apple.com/license/apsl/ </text:p>
          </table:table-cell>
          <table:table-cell table:style-name="ce2" office:value-type="string">
            <text:p>This license was released: 6 August 2003.</text:p>
            <text:p/>
          </table:table-cell>
          <table:table-cell table:style-name="ce2" office:value-type="string">
            <text:p>YES</text:p>
          </table:table-cell>
          <table:table-cell table:style-name="ce1" office:value-type="string">
            <text:p>For modified code:</text:p>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琮瑸㨀⸮䰺扩慲祲䌺捡敨㩳灁䑰瑡㩡潌慣㩬楍牣獯景㩴楗摮睯㩳敔灭牯牡⁹湉整湲瑥䘠汩獥䐺捯浵湥獴䴺捩潲潳瑦唠敳⁲慄慴区癡摥䄠瑴捡浨湥獴䄺卐ⵌ⸲⸰硴t">APSL-2.0.txt</text:a></text:span></text:p>
          </table:table-cell>
          <table:table-cell table:number-columns-repeated="1017"/>
        </table:table-row>
        <table:table-row table:style-name="ro1">
          <table:table-cell table:style-name="ce2" office:value-type="string">
            <text:p>Artistic License 1.0</text:p>
          </table:table-cell>
          <table:table-cell table:style-name="ce2" office:value-type="string">
            <text:p>Artistic-1.0</text:p>
          </table:table-cell>
          <table:table-cell table:style-name="ce5" office:value-type="string">
            <text:p>http://www.perlfoundation.org/artistic_license_1_0</text:p>
            <text:p>http://www.opensource.org/licenses/artistic-license-1.0</text:p>
          </table:table-cell>
          <table:table-cell table:style-name="ce2" office:value-type="string">
            <text:p>This license was superseded by v2.0</text:p>
          </table:table-cell>
          <table:table-cell table:style-name="ce2" office:value-type="string">
            <text:p>YES</text:p>
          </table:table-cell>
          <table:table-cell table:style-name="ce11"/>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ㄭ〮琮瑸㨀⸮䰺扩慲祲䌺捡敨㩳灁䑰瑡㩡潌慣㩬楍牣獯景㩴楗摮睯㩳敔灭牯牡⁹湉整湲瑥䘠汩獥䐺捯浵湥獴䴺捩潲潳瑦唠敳⁲慄慴区癡摥䄠瑴捡浨湥獴䄺瑲獩楴ⵣ⸱⸰硴t">Artistic-1.0.txt</text:a></text:span></text:p>
          </table:table-cell>
          <table:table-cell table:number-columns-repeated="1017"/>
        </table:table-row>
        <table:table-row table:style-name="ro1">
          <table:table-cell table:style-name="ce2" office:value-type="string">
            <text:p>Artistic License 2.0</text:p>
          </table:table-cell>
          <table:table-cell table:style-name="ce2" office:value-type="string">
            <text:p>Artistic-2.0</text:p>
          </table:table-cell>
          <table:table-cell table:style-name="ce5"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琮瑸㨀⸮䰺扩慲祲䌺捡敨㩳灁䑰瑡㩡潌慣㩬楍牣獯景㩴楗摮睯㩳敔灭牯牡⁹湉整湲瑥䘠汩獥䐺捯浵湥獴䴺捩潲潳瑦唠敳⁲慄慴区癡摥䄠瑴捡浨湥獴䄺瑲獩楴ⵣ⸲⸰硴t">Artistic-2.0.txt</text:a></text:span></text:p>
          </table:table-cell>
          <table:table-cell table:number-columns-repeated="1017"/>
        </table:table-row>
        <table:table-row table:style-name="ro1">
          <table:table-cell table:style-name="ce2" office:value-type="string">
            <text:p>Attribution Assurance License</text:p>
          </table:table-cell>
          <table:table-cell table:style-name="ce2" office:value-type="string">
            <text:p>AAL</text:p>
          </table:table-cell>
          <table:table-cell table:style-name="ce6" office:value-type="string">
            <text:p><text:span text:style-name="T1"><text:a xlink:href="http://www.opensource.org/licenses/attribution">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䅁⹌硴t⸺㨮楌牢牡㩹慃档獥䄺灰慄慴䰺捯污䴺捩潲潳瑦场湩潤獷吺浥潰慲祲䤠瑮牥敮⁴楆敬㩳潄畣敭瑮㩳楍牣獯景⁴獕牥䐠瑡㩡慓敶⁤瑁慴档敭瑮㩳䅁⹌硴t">AAL.txt</text:a></text:span></text:p>
          </table:table-cell>
          <table:table-cell table:number-columns-repeated="1017"/>
        </table:table-row>
        <table:table-row table:style-name="ro1">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 <text:s text:c="9"/>Copyright Joe Coder 2004 - 2006.</text:p>
            <text:p>// Distributed under the Boost Software License, Version 1.0.</text:p>
            <text:p>// <text:s text:c="3"/>(See accompanying file LICENSE_1_0.txt or copy at</text:p>
            <text:p>// <text:s text:c="9"/>http://www.boost.org/LICENSE_1_0.tx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ⵌ⸱⸰硴t⸺㨮楌牢牡㩹慃档獥䄺灰慄慴䰺捯污䴺捩潲潳瑦场湩潤獷吺浥潰慲祲䤠瑮牥敮⁴楆敬㩳潄畣敭瑮㩳楍牣獯景⁴獕牥䐠瑡㩡慓敶⁤瑁慴档敭瑮㩳卂ⵌ⸱⸰硴t">BSL-1.0.txt</text:a></text:span></text:p>
          </table:table-cell>
          <table:table-cell table:number-columns-repeated="1017"/>
        </table:table-row>
        <table:table-row table:style-name="ro1">
          <table:table-cell table:style-name="ce2" office:value-type="string">
            <text:p>BSD 2-clause "Simplified" License</text:p>
          </table:table-cell>
          <table:table-cell table:style-name="ce2" office:value-type="string">
            <text:p>BSD-2-Clause</text:p>
          </table:table-cell>
          <table:table-cell table:style-name="ce6" office:value-type="string">
            <text:p><text:span text:style-name="T1"><text:a xlink:href="http://www.opensource.org/licenses/BSD-2-Clause">http://www.opensource.org/licenses/BSD-2-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ⴲ汃畡敳琮瑸㨀⸮䰺扩慲祲䌺捡敨㩳灁䑰瑡㩡潌慣㩬楍牣獯景㩴楗摮睯㩳敔灭牯牡⁹湉整湲瑥䘠汩獥䐺捯浵湥獴䴺捩潲潳瑦唠敳⁲慄慴区癡摥䄠瑴捡浨湥獴䈺䑓㈭䌭慬獵⹥硴t">BSD-2-Clause.txt</text:a></text:span></text:p>
          </table:table-cell>
          <table:table-cell table:number-columns-repeated="1017"/>
        </table:table-row>
        <table:table-row table:style-name="ro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table-cell table:style-name="ce12"/>
          <table:table-cell table:style-name="ce20"/>
          <table:table-cell table:number-columns-repeated="1017"/>
        </table:table-row>
        <table:table-row table:style-name="ro1">
          <table:table-cell table:style-name="ce2" office:value-type="string">
            <text:p>BSD 2-clause "FreeBSD" License</text:p>
          </table:table-cell>
          <table:table-cell table:style-name="ce2" office:value-type="string">
            <text:p>BSD-2-Clause-FreeBSD</text:p>
          </table:table-cell>
          <table:table-cell table:style-name="ce6" office:value-type="string">
            <text:p><text:span text:style-name="T1"><text:a xlink:href="http://www.freebsd.org/copyright/freebsd-license.html">http://www.freebsd.org/copyright/freebsd-license.html</text:a></text:span></text:p>
          </table:table-cell>
          <table:table-cell table:style-name="ce2" table:number-columns-repeated="2"/>
          <table:table-cell table:style-name="ce12"/>
          <table:table-cell table:style-name="ce20"/>
          <table:table-cell table:number-columns-repeated="1017"/>
        </table:table-row>
        <table:table-row table:style-name="ro1">
          <table:table-cell table:style-name="ce2" office:value-type="string">
            <text:p>BSD 3-clause "New" or "Revised" License</text:p>
          </table:table-cell>
          <table:table-cell table:style-name="ce2" office:value-type="string">
            <text:p>BSD-3-Clause</text:p>
          </table:table-cell>
          <table:table-cell table:style-name="ce6" office:value-type="string">
            <text:p><text:span text:style-name="T1"><text:a xlink:href="http://www.opensource.org/licenses/BSD-3-Clause">http://www.opensource.org/licenses/BSD-3-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ⴳ汃畡敳琮瑸㨀⸮䰺扩慲祲䌺捡敨㩳灁䑰瑡㩡潌慣㩬楍牣獯景㩴楗摮睯㩳敔灭牯牡⁹湉整湲瑥䘠汩獥䐺捯浵湥獴䴺捩潲潳瑦唠敳⁲慄慴区癡摥䄠瑴捡浨湥獴䈺䑓㌭䌭慬獵⹥硴t">BSD-3-Clause.txt</text:a></text:span></text:p>
          </table:table-cell>
          <table:table-cell table:number-columns-repeated="1017"/>
        </table:table-row>
        <table:table-row table:style-name="ro1">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ⴴ汃畡敳琮瑸㨀⸮䰺扩慲祲䌺捡敨㩳灁䑰瑡㩡潌慣㩬楍牣獯景㩴楗摮睯㩳敔灭牯牡⁹湉整湲瑥䘠汩獥䐺捯浵湥獴䴺捩潲潳瑦唠敳⁲慄慴区癡摥䄠瑴捡浨湥獴䈺䑓㐭䌭慬獵⹥硴t">BSD-4-Clause.txt</text:a></text:span></text:p>
          </table:table-cell>
          <table:table-cell table:number-columns-repeated="1017"/>
        </table:table-row>
        <table:table-row table:style-name="ro1">
          <table:table-cell table:style-name="ce2" office:value-type="string">
            <text:p>BSD-4-Clause (University of California-Specific)</text:p>
          </table:table-cell>
          <table:table-cell table:style-name="ce2" office:value-type="string">
            <text:p>BSD-4-Clause-UC</text:p>
          </table:table-cell>
          <table:table-cell table:style-name="ce6" office:value-type="string">
            <text:p><text:span text:style-name="T1"><text:a xlink:href="http://www.freebsd.org/copyright/license.html">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12"/>
          <table:table-cell table:style-name="ce20"/>
          <table:table-cell table:number-columns-repeated="1017"/>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6" office:value-type="string">
            <text:p><text:span text:style-name="T1"><text:a xlink:href="http://www.cecill.info/licences/Licence_CeCILL_V1-fr.html">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琮瑸㨀⸮䰺扩慲祲䌺捡敨㩳灁䑰瑡㩡潌慣㩬楍牣獯景㩴楗摮睯㩳敔灭牯牡⁹湉整湲瑥䘠汩獥䐺捯浵湥獴䴺捩潲潳瑦唠敳⁲慄慴区癡摥䄠瑴捡浨湥獴䌺䍅䱉ⵌ⸱⸰硴t">CECILL-1.0.txt</text:a></text:span></text:p>
          </table:table-cell>
          <table:table-cell table:number-columns-repeated="1017"/>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6"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ㄮ琮瑸㨀⸮䰺扩慲祲䌺捡敨㩳灁䑰瑡㩡潌慣㩬楍牣獯景㩴楗摮睯㩳敔灭牯牡⁹湉整湲瑥䘠汩獥䐺捯浵湥獴䴺捩潲潳瑦唠敳⁲慄慴区癡摥䄠瑴捡浨湥獴䌺䍅䱉ⵌ⸱⸱硴t">CECILL-1.1.txt</text:a></text:span></text:p>
          </table:table-cell>
          <table:table-cell table:number-columns-repeated="1017"/>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6" office:value-type="string">
            <text:p><text:span text:style-name="T1"><text:a xlink:href="http://www.cecill.info/licences/Licence_CeCILL_V2-fr.html">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琮瑸㨀⸮䰺扩慲祲䌺捡敨㩳灁䑰瑡㩡潌慣㩬楍牣獯景㩴楗摮睯㩳敔灭牯牡⁹湉整湲瑥䘠汩獥䐺捯浵湥獴䴺捩潲潳瑦唠敳⁲慄慴区癡摥䄠瑴捡浨湥獴䌺䍅䱉ⵌ⸲⸰硴t">CECILL-2.0.txt</text:a></text:span></text:p>
          </table:table-cell>
          <table:table-cell table:number-columns-repeated="1017"/>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6" office:value-type="string">
            <text:p><text:span text:style-name="T1"><text:a xlink:href="http://www.cecill.info/licences/Licence_CeCILL-B_V1-fr.html">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䈭琮瑸㨀⸮䰺扩慲祲䌺捡敨㩳灁䑰瑡㩡潌慣㩬楍牣獯景㩴楗摮睯㩳敔灭牯牡⁹湉整湲瑥䘠汩獥䐺捯浵湥獴䴺捩潲潳瑦唠敳⁲慄慴区癡摥䄠瑴捡浨湥獴䌺䍅䱉ⵌ⹂硴t">CECILL-B.txt</text:a></text:span></text:p>
          </table:table-cell>
          <table:table-cell table:number-columns-repeated="1017"/>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6" office:value-type="string">
            <text:p><text:span text:style-name="T1"><text:a xlink:href="http://www.cecill.info/licences/Licence_CeCILL-C_V1-fr.html">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䌭琮瑸㨀⸮䰺扩慲祲䌺捡敨㩳灁䑰瑡㩡潌慣㩬楍牣獯景㩴楗摮睯㩳敔灭牯牡⁹湉整湲瑥䘠汩獥䐺捯浵湥獴䴺捩潲潳瑦唠敳⁲慄慴区癡摥䄠瑴捡浨湥獴䌺䍅䱉ⵌ⹃硴t">CECILL-C.txt</text:a></text:span></text:p>
          </table:table-cell>
          <table:table-cell table:number-columns-repeated="1017"/>
        </table:table-row>
        <table:table-row table:style-name="ro1">
          <table:table-cell table:style-name="ce2" office:value-type="string">
            <text:p>Clarified Artistic License</text:p>
          </table:table-cell>
          <table:table-cell table:style-name="ce2" office:value-type="string">
            <text:p>ClArtistic</text:p>
          </table:table-cell>
          <table:table-cell table:style-name="ce5" table:formula="of:=HYPERLINK(&quot;http://www.ncftp.com/ncftp/doc/LICENSE.txt&quot;;&quot;http://www.ncftp.com/ncftp/doc/LICENSE.txt&quot;)" office:value-type="string" office:string-value="http://www.ncftp.com/ncftp/doc/LICENSE.txt">
            <text:p>http://www.ncftp.com/ncftp/doc/LICENSE.txt</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汃牁楴瑳捩琮瑸㨀⸮䰺扩慲祲䌺捡敨㩳灁䑰瑡㩡潌慣㩬楍牣獯景㩴楗摮睯㩳敔灭牯牡⁹湉整湲瑥䘠汩獥䐺捯浵湥獴䴺捩潲潳瑦唠敳⁲慄慴区癡摥䄠瑴捡浨湥獴䌺䅬瑲獩楴⹣硴t">ClArtistic.txt</text:a></text:span></text:p>
          </table:table-cell>
          <table:table-cell table:number-columns-repeated="1017"/>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5" office:value-type="string">
            <text:p><text:span text:style-name="T2"><text:a xlink:href="http://www.python.org/download/releases/1.6.1/download_win/">http://www.python.org/download/releases/1.6.1/download_win/</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假ⵌ潃灭瑡扩敬琮瑸㨀⸮䰺扩慲祲䌺捡敨㩳灁䑰瑡㩡潌慣㩬楍牣獯景㩴楗摮睯㩳敔灭牯牡⁹湉整湲瑥䘠汩獥䐺捯浵湥獴䴺捩潲潳瑦唠敳⁲慄慴区癡摥䄠瑴捡浨湥獴䌺剎ⵉ祐桴湯䜭䱐䌭浯慰楴汢⹥硴t">CNRI-Python-GPL-Compatible.txt</text:a></text:span></text:p>
          </table:table-cell>
          <table:table-cell table:number-columns-repeated="1017"/>
        </table:table-row>
        <table:table-row table:style-name="ro1">
          <table:table-cell table:style-name="ce2" office:value-type="string">
            <text:p>CNRI Python License</text:p>
          </table:table-cell>
          <table:table-cell table:style-name="ce2" office:value-type="string">
            <text:p>CNRI-Python</text:p>
          </table:table-cell>
          <table:table-cell table:style-name="ce6" office:value-type="string">
            <text:p><text:span text:style-name="T1"><text:a xlink:href="http://www.opensource.org/licenses/CNRI-Python">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硴t⸺㨮楌牢牡㩹慃档獥䄺灰慄慴䰺捯污䴺捩潲潳瑦场湩潤獷吺浥潰慲祲䤠瑮牥敮⁴楆敬㩳潄畣敭瑮㩳楍牣獯景⁴獕牥䐠瑡㩡慓敶⁤瑁慴档敭瑮㩳乃䥒倭瑹潨⹮硴t">CNRI-Python.txt</text:a></text:span></text:p>
          </table:table-cell>
          <table:table-cell table:number-columns-repeated="1017"/>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5"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䑃䱄ㄭ〮琮瑸㨀⸮䰺扩慲祲䌺捡敨㩳灁䑰瑡㩡潌慣㩬楍牣獯景㩴楗摮睯㩳敔灭牯牡⁹湉整湲瑥䘠汩獥䐺捯浵湥獴䴺捩潲潳瑦唠敳⁲慄慴区癡摥䄠瑴捡浨湥獴䌺䑄ⵌ⸱⸰硴t">CDDL-1.0.txt</text:a></text:span></text:p>
          </table:table-cell>
          <table:table-cell table:number-columns-repeated="1017"/>
        </table:table-row>
        <table:table-row table:style-name="ro1">
          <table:table-cell table:style-name="ce2" office:value-type="string">
            <text:p>Common Development and Distribution License 1.1</text:p>
          </table:table-cell>
          <table:table-cell table:style-name="ce2" office:value-type="string">
            <text:p>CDDL-1.1</text:p>
          </table:table-cell>
          <table:table-cell table:style-name="ce5" office:value-type="string">
            <text:p>http://glassfish.java.net/public/CDDL+GPL_1_1.html</text:p>
          </table:table-cell>
          <table:table-cell table:style-name="ce2" office:value-type="string">
            <text:p>Same as 1.0, but changes name from Sun to Oracel in section 4.1 and adds patent infringement termation clause (section 6.3)</text:p>
          </table:table-cell>
          <table:table-cell table:style-name="ce2"/>
          <table:table-cell table:style-name="ce12"/>
          <table:table-cell table:style-name="ce20"/>
          <table:table-cell table:number-columns-repeated="1017"/>
        </table:table-row>
        <table:table-row table:style-name="ro1">
          <table:table-cell table:style-name="ce2" office:value-type="string">
            <text:p>Common Public Attribution License 1.0 </text:p>
          </table:table-cell>
          <table:table-cell table:style-name="ce2" office:value-type="string">
            <text:p>CPAL-1.0</text:p>
          </table:table-cell>
          <table:table-cell table:style-name="ce6" office:value-type="string">
            <text:p><text:span text:style-name="T1"><text:a xlink:href="http://www.opensource.org/licenses/CPAL-1.0">http://www.opensource.org/licenses/CPAL-1.0</text:a></text:span></text:p>
          </table:table-cell>
          <table:table-cell table:style-name="ce2"/>
          <table:table-cell table:style-name="ce2" office:value-type="string">
            <text:p>YES</text:p>
          </table:table-cell>
          <table:table-cell table:style-name="ce2" office:value-type="string">
            <text:p>EXHIBIT A. Common Public Attribution License Version 1.0.</text:p>
            <text:p>“The contents of this file are subject to the Common Public Attribution License Version 1.0 (the “License”); you may not use this file except in compliance with the License. You may obtain a copy of the License at ________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______________________.</text:p>
            <text:p>The Original Developer is not the Initial Developer and is __________. If left blank, the Original Developer is the Initial Developer.</text:p>
            <text:p>The Initial Developer of the Original Code is ____________. All portions of the code written by ___________ are Copyright (c) _____. All Rights Reserved.</text:p>
            <text:p>Contributor ______________________.</text:p>
            <text:p>Alternatively, the contents of this file may be used under the terms of the _____ license (the [___] License), in which case the provisions of [______] License are applicable instead of those above.</text:p>
            <text:p>If you wish to allow use of your version of this file only under the terms of the [____] License and not to allow others to use your version of this file under the CPAL, indicate your decision by deleting the provisions above and replace them with the notice and other provisions required by the [___] License. If you do not delete the provisions above, a recipient may use your version of this file under either the CPAL or the [___] License.”</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䱁ㄭ〮琮瑸㨀⸮䰺扩慲祲䌺捡敨㩳灁䑰瑡㩡潌慣㩬楍牣獯景㩴楗摮睯㩳敔灭牯牡⁹湉整湲瑥䘠汩獥䐺捯浵湥獴䴺捩潲潳瑦唠敳⁲慄慴区癡摥䄠瑴捡浨湥獴䌺䅐ⵌ⸱⸰硴t">CPAL-1.0.txt</text:a></text:span></text:p>
          </table:table-cell>
          <table:table-cell table:number-columns-repeated="1017"/>
        </table:table-row>
        <table:table-row table:style-name="ro1">
          <table:table-cell table:style-name="ce2" office:value-type="string">
            <text:p>Common Public License 1.0</text:p>
          </table:table-cell>
          <table:table-cell table:style-name="ce2" office:value-type="string">
            <text:p>CPL-1.0</text:p>
          </table:table-cell>
          <table:table-cell table:style-name="ce6" office:value-type="string">
            <text:p><text:span text:style-name="T1"><text:a xlink:href="http://www.opensource.org/licenses/cpl1.0.php">http://www.opensource.org/licenses/cpl1.0.php</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ⵌ⸱⸰硴t⸺㨮楌牢牡㩹慃档獥䄺灰慄慴䰺捯污䴺捩潲潳瑦场湩潤獷吺浥潰慲祲䤠瑮牥敮⁴楆敬㩳潄畣敭瑮㩳楍牣獯景⁴獕牥䐠瑡㩡慓敶⁤瑁慴档敭瑮㩳偃ⵌ⸱⸰硴t">CPL-1.0.txt</text:a></text:span></text:p>
          </table:table-cell>
          <table:table-cell table:number-columns-repeated="1017"/>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6" office:value-type="string">
            <text:p><text:span text:style-name="T1"><text:a xlink:href="http://www.opensource.org/licenses/ca-tosl1.1">http://www.opensource.org/licenses/ca-tosl1.1</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䅃佔䱓ㄭㄮ琮瑸㨀⸮䰺扩慲祲䌺捡敨㩳灁䑰瑡㩡潌慣㩬楍牣獯景㩴楗摮睯㩳敔灭牯牡⁹湉整湲瑥䘠汩獥䐺捯浵湥獴䴺捩潲潳瑦唠敳⁲慄慴区癡摥䄠瑴捡浨湥獴䌺呁协ⵌ⸱⸱硴t">CATOSL-1.1.txt</text:a></text:span></text:p>
          </table:table-cell>
          <table:table-cell table:number-columns-repeated="1017"/>
        </table:table-row>
        <table:table-row table:style-name="ro1">
          <table:table-cell table:style-name="ce2" office:value-type="string">
            <text:p>Creative Commons Attribution 1.0</text:p>
          </table:table-cell>
          <table:table-cell table:style-name="ce2" office:value-type="string">
            <text:p>CC-BY-1.0</text:p>
          </table:table-cell>
          <table:table-cell table:style-name="ce6" office:value-type="string">
            <text:p><text:span text:style-name="T1"><text:a xlink:href="http://creativecommons.org/licenses/by/1.0/legalcode">http://creativecommons.org/licenses/by/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1.0.txt</text:a></text:span></text:p>
          </table:table-cell>
          <table:table-cell table:number-columns-repeated="1017"/>
        </table:table-row>
        <table:table-row table:style-name="ro1">
          <table:table-cell table:style-name="ce2" office:value-type="string">
            <text:p>Creative Commons Attribution 2.0</text:p>
          </table:table-cell>
          <table:table-cell table:style-name="ce2" office:value-type="string">
            <text:p>CC-BY-2.0</text:p>
          </table:table-cell>
          <table:table-cell table:style-name="ce6" office:value-type="string">
            <text:p><text:span text:style-name="T1"><text:a xlink:href="http://creativecommons.org/licenses/by/2.0/legalcode">http://creativecommons.org/licenses/by/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0.txt</text:a></text:span></text:p>
          </table:table-cell>
          <table:table-cell table:number-columns-repeated="1017"/>
        </table:table-row>
        <table:table-row table:style-name="ro1">
          <table:table-cell table:style-name="ce2" office:value-type="string">
            <text:p>Creative Commons Attribution 2.5</text:p>
          </table:table-cell>
          <table:table-cell table:style-name="ce2" office:value-type="string">
            <text:p>CC-BY-2.5</text:p>
          </table:table-cell>
          <table:table-cell table:style-name="ce6" office:value-type="string">
            <text:p><text:span text:style-name="T1"><text:a xlink:href="http://creativecommons.org/licenses/by/2.5/legalcode">http://creativecommons.org/licenses/by/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5.txt</text:a></text:span></text:p>
          </table:table-cell>
          <table:table-cell table:number-columns-repeated="1017"/>
        </table:table-row>
        <table:table-row table:style-name="ro1">
          <table:table-cell table:style-name="ce2" office:value-type="string">
            <text:p>Creative Commons Attribution 3.0</text:p>
          </table:table-cell>
          <table:table-cell table:style-name="ce2" office:value-type="string">
            <text:p>CC-BY-3.0</text:p>
          </table:table-cell>
          <table:table-cell table:style-name="ce6" office:value-type="string">
            <text:p><text:span text:style-name="T1"><text:a xlink:href="http://creativecommons.org/licenses/by/3.0/legalcode">http://creativecommons.org/licenses/by/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3.0.txt</text:a></text:span></text:p>
          </table:table-cell>
          <table:table-cell table:number-columns-repeated="1017"/>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6" office:value-type="string">
            <text:p><text:span text:style-name="T1"><text:a xlink:href="http://creativecommons.org/licenses/by-nd/1.0/legalcode">http://creativecommons.org/licenses/by-nd/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ㄭ〮琮瑸㨀⸮䰺扩慲祲䌺捡敨㩳灁䑰瑡㩡潌慣㩬楍牣獯景㩴楗摮睯㩳敔灭牯牡⁹湉整湲瑥䘠汩獥䐺捯浵湥獴䴺捩潲潳瑦唠敳⁲慄慴区癡摥䄠瑴捡浨湥獴䌺ⵃ奂中ⵄ⸱⸰硴t">CC-BY-ND-1.0.txt</text:a></text:span></text:p>
          </table:table-cell>
          <table:table-cell table:number-columns-repeated="1017"/>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6" office:value-type="string">
            <text:p><text:span text:style-name="T1"><text:a xlink:href="http://creativecommons.org/licenses/by-nd/2.0/legalcode">http://creativecommons.org/licenses/by-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2.0.txt</text:a></text:span></text:p>
          </table:table-cell>
          <table:table-cell table:number-columns-repeated="1017"/>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6" office:value-type="string">
            <text:p><text:span text:style-name="T1"><text:a xlink:href="http://creativecommons.org/licenses/by-nd/2.5/legalcode">http://creativecommons.org/licenses/by-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㔮琮瑸㨀⸮䰺扩慲祲䌺捡敨㩳灁䑰瑡㩡潌慣㩬楍牣獯景㩴楗摮睯㩳敔灭牯牡⁹湉整湲瑥䘠汩獥䐺捯浵湥獴䴺捩潲潳瑦唠敳⁲慄慴区癡摥䄠瑴捡浨湥獴䌺ⵃ奂中ⵄ⸲⸵硴t">CC-BY-ND-2.5.txt</text:a></text:span></text:p>
          </table:table-cell>
          <table:table-cell table:number-columns-repeated="1017"/>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6" office:value-type="string">
            <text:p><text:span text:style-name="T1"><text:a xlink:href="http://creativecommons.org/licenses/by-nd/3.0/legalcode">http://creativecommons.org/licenses/by-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3.0.txt</text:a></text:span></text:p>
          </table:table-cell>
          <table:table-cell table:number-columns-repeated="1017"/>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6" office:value-type="string">
            <text:p><text:span text:style-name="T1"><text:a xlink:href="http://creativecommons.org/licenses/by-nc/1.0/legalcode">http://creativecommons.org/licenses/by-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ㄭ〮琮瑸㨀⸮䰺扩慲祲䌺捡敨㩳灁䑰瑡㩡潌慣㩬楍牣獯景㩴楗摮睯㩳敔灭牯牡⁹湉整湲瑥䘠汩獥䐺捯浵湥獴䴺捩潲潳瑦唠敳⁲慄慴区癡摥䄠瑴捡浨湥獴䌺ⵃ奂中ⵃ⸱⸰硴t">CC-BY-NC-1.0.txt</text:a></text:span></text:p>
          </table:table-cell>
          <table:table-cell table:number-columns-repeated="1017"/>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6" office:value-type="string">
            <text:p><text:span text:style-name="T1"><text:a xlink:href="http://creativecommons.org/licenses/by-nc/2.0/legalcode">http://creativecommons.org/licenses/by-nc/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2.0.txt</text:a></text:span></text:p>
          </table:table-cell>
          <table:table-cell table:number-columns-repeated="1017"/>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6" office:value-type="string">
            <text:p><text:span text:style-name="T1"><text:a xlink:href="http://creativecommons.org/licenses/by-nc/2.5/legalcode">http://creativecommons.org/licenses/by-nc/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㔮琮瑸㨀⸮䰺扩慲祲䌺捡敨㩳灁䑰瑡㩡潌慣㩬楍牣獯景㩴楗摮睯㩳敔灭牯牡⁹湉整湲瑥䘠汩獥䐺捯浵湥獴䴺捩潲潳瑦唠敳⁲慄慴区癡摥䄠瑴捡浨湥獴䌺ⵃ奂中ⵃ⸲⸵硴t">CC-BY-NC-2.5.txt</text:a></text:span></text:p>
          </table:table-cell>
          <table:table-cell table:number-columns-repeated="1017"/>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6" office:value-type="string">
            <text:p><text:span text:style-name="T1"><text:a xlink:href="http://creativecommons.org/licenses/by-nc/3.0/legalcode">http://creativecommons.org/licenses/by-nc/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3.0.txt</text:a></text:span></text:p>
          </table:table-cell>
          <table:table-cell table:number-columns-repeated="1017"/>
        </table:table-row>
        <table:table-row table:style-name="ro1">
          <table:table-cell table:style-name="ce2" office:value-type="string">
            <text:p>Creative Commons Attribution Non Commercial No Derivatives 1.0</text:p>
          </table:table-cell>
          <table:table-cell table:style-name="ce2" office:value-type="string">
            <text:p>CC-BY-NC-ND-1.0</text:p>
          </table:table-cell>
          <table:table-cell table:style-name="ce6" office:value-type="string">
            <text:p><text:span text:style-name="T1"><text:a xlink:href="http://creativecommons.org/licenses/by-nd-nc/1.0/legalcode">http://creativecommons.org/licenses/by-nd-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1.0.txt</text:a></text:span></text:p>
          </table:table-cell>
          <table:table-cell table:number-columns-repeated="1017"/>
        </table:table-row>
        <table:table-row table:style-name="ro1">
          <table:table-cell table:style-name="ce2" office:value-type="string">
            <text:p>Creative Commons Attribution Non Commercial No Derivatives 2.0</text:p>
          </table:table-cell>
          <table:table-cell table:style-name="ce2" office:value-type="string">
            <text:p>CC-BY-NC-ND-2.0</text:p>
          </table:table-cell>
          <table:table-cell table:style-name="ce6" office:value-type="string">
            <text:p><text:span text:style-name="T1"><text:a xlink:href="http://creativecommons.org/licenses/by-nc-nd/2.0/legalcode">http://creativecommons.org/licenses/by-nc-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0.txt</text:a></text:span></text:p>
          </table:table-cell>
          <table:table-cell table:number-columns-repeated="1017"/>
        </table:table-row>
        <table:table-row table:style-name="ro1">
          <table:table-cell table:style-name="ce2" office:value-type="string">
            <text:p>Creative Commons Attribution Non Commercial No Derivatives 2.5</text:p>
          </table:table-cell>
          <table:table-cell table:style-name="ce2" office:value-type="string">
            <text:p>CC-BY-NC-ND-2.5</text:p>
          </table:table-cell>
          <table:table-cell table:style-name="ce6" office:value-type="string">
            <text:p><text:span text:style-name="T1"><text:a xlink:href="http://creativecommons.org/licenses/by-nc-nd/2.5/legalcode">http://creativecommons.org/licenses/by-nc-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5.txt</text:a></text:span></text:p>
          </table:table-cell>
          <table:table-cell table:number-columns-repeated="1017"/>
        </table:table-row>
        <table:table-row table:style-name="ro1">
          <table:table-cell table:style-name="ce2" office:value-type="string">
            <text:p>Creative Commons Attribution Non Commercial No Derivatives 3.0</text:p>
          </table:table-cell>
          <table:table-cell table:style-name="ce2" office:value-type="string">
            <text:p>CC-BY-NC-ND-3.0</text:p>
          </table:table-cell>
          <table:table-cell table:style-name="ce6" office:value-type="string">
            <text:p><text:span text:style-name="T1"><text:a xlink:href="http://creativecommons.org/licenses/by-nc-nd/3.0/legalcode">http://creativecommons.org/licenses/by-nc-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3.0.txt</text:a></text:span></text:p>
          </table:table-cell>
          <table:table-cell table:number-columns-repeated="1017"/>
        </table:table-row>
        <table:table-row table:style-name="ro1">
          <table:table-cell table:style-name="ce2" office:value-type="string">
            <text:p>Creative Commons Attribution Non Commercial Share Alike 1.0</text:p>
          </table:table-cell>
          <table:table-cell table:style-name="ce2" office:value-type="string">
            <text:p>CC-BY-NC-SA-1.0</text:p>
          </table:table-cell>
          <table:table-cell table:style-name="ce6" office:value-type="string">
            <text:p><text:span text:style-name="T1"><text:a xlink:href="http://creativecommons.org/licenses/by-nc-sa/1.0/legalcode">http://creativecommons.org/licenses/by-nc-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1.0.txt</text:a></text:span></text:p>
          </table:table-cell>
          <table:table-cell table:number-columns-repeated="1017"/>
        </table:table-row>
        <table:table-row table:style-name="ro1">
          <table:table-cell table:style-name="ce2" office:value-type="string">
            <text:p>Creative Commons Attribution Non Commercial Share Alike 2.0</text:p>
          </table:table-cell>
          <table:table-cell table:style-name="ce2" office:value-type="string">
            <text:p>CC-BY-NC-SA-2.0</text:p>
          </table:table-cell>
          <table:table-cell table:style-name="ce6" office:value-type="string">
            <text:p><text:span text:style-name="T1"><text:a xlink:href="http://creativecommons.org/licenses/by-nc-sa/2.0/legalcode">http://creativecommons.org/licenses/by-nc-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0.txt</text:a></text:span></text:p>
          </table:table-cell>
          <table:table-cell table:number-columns-repeated="1017"/>
        </table:table-row>
        <table:table-row table:style-name="ro1">
          <table:table-cell table:style-name="ce2" office:value-type="string">
            <text:p>Creative Commons Attribution Non Commercial Share Alike 2.5</text:p>
          </table:table-cell>
          <table:table-cell table:style-name="ce2" office:value-type="string">
            <text:p>CC-BY-NC-SA-2.5</text:p>
          </table:table-cell>
          <table:table-cell table:style-name="ce6" office:value-type="string">
            <text:p><text:span text:style-name="T1"><text:a xlink:href="http://creativecommons.org/licenses/by-nc-sa/2.5/legalcode">http://creativecommons.org/licenses/by-nc-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5.txt</text:a></text:span></text:p>
          </table:table-cell>
          <table:table-cell table:number-columns-repeated="1017"/>
        </table:table-row>
        <table:table-row table:style-name="ro1">
          <table:table-cell table:style-name="ce2" office:value-type="string">
            <text:p>Creative Commons Attribution Non Commercial Share Alike 3.0</text:p>
          </table:table-cell>
          <table:table-cell table:style-name="ce2" office:value-type="string">
            <text:p>CC-BY-NC-SA-3.0</text:p>
          </table:table-cell>
          <table:table-cell table:style-name="ce6" office:value-type="string">
            <text:p><text:span text:style-name="T1"><text:a xlink:href="http://creativecommons.org/licenses/by-nc-sa/3.0/legalcode">http://creativecommons.org/licenses/by-nc-sa/3.0/legalcode</text:a></text:span></text:p>
          </table:table-cell>
          <table:table-cell table:style-name="ce2" office:value-type="string">
            <text:p><text:s/></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3.0.txt</text:a></text:span></text:p>
          </table:table-cell>
          <table:table-cell table:number-columns-repeated="1017"/>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6" office:value-type="string">
            <text:p><text:span text:style-name="T1"><text:a xlink:href="http://creativecommons.org/licenses/by-sa/1.0/legalcode">http://creativecommons.org/licenses/by-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ㄭ〮琮瑸㨀⸮䰺扩慲祲䌺捡敨㩳灁䑰瑡㩡潌慣㩬楍牣獯景㩴楗摮睯㩳敔灭牯牡⁹湉整湲瑥䘠汩獥䐺捯浵湥獴䴺捩潲潳瑦唠敳⁲慄慴区癡摥䄠瑴捡浨湥獴䌺ⵃ奂匭ⵁ⸱⸰硴t">CC-BY-SA-1.0.txt</text:a></text:span></text:p>
          </table:table-cell>
          <table:table-cell table:number-columns-repeated="1017"/>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6" office:value-type="string">
            <text:p><text:span text:style-name="T1"><text:a xlink:href="http://creativecommons.org/licenses/by-sa/2.0/legalcode">http://creativecommons.org/licenses/by-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2.0.txt</text:a></text:span></text:p>
          </table:table-cell>
          <table:table-cell table:number-columns-repeated="1017"/>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6" office:value-type="string">
            <text:p><text:span text:style-name="T1"><text:a xlink:href="http://creativecommons.org/licenses/by-sa/2.5/legalcode">http://creativecommons.org/licenses/by-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㔮琮瑸㨀⸮䰺扩慲祲䌺捡敨㩳灁䑰瑡㩡潌慣㩬楍牣獯景㩴楗摮睯㩳敔灭牯牡⁹湉整湲瑥䘠汩獥䐺捯浵湥獴䴺捩潲潳瑦唠敳⁲慄慴区癡摥䄠瑴捡浨湥獴䌺ⵃ奂匭ⵁ⸲⸵硴t">CC-BY-SA-2.5.txt</text:a></text:span></text:p>
          </table:table-cell>
          <table:table-cell table:style-name="ce22" table:number-columns-repeated="1017"/>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6" office:value-type="string">
            <text:p><text:span text:style-name="T1"><text:a xlink:href="http://creativecommons.org/licenses/by-sa/3.0/legalcode">http://creativecommons.org/licenses/by-sa/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3.0.txt</text:a></text:span></text:p>
          </table:table-cell>
          <table:table-cell table:number-columns-repeated="1017"/>
        </table:table-row>
        <table:table-row table:style-name="ro1">
          <table:table-cell table:style-name="ce3" office:value-type="string">
            <text:p>Creative Commons Zero v1.0 Universal</text:p>
          </table:table-cell>
          <table:table-cell table:style-name="ce3" office:value-type="string">
            <text:p>CC0-1.0</text:p>
          </table:table-cell>
          <table:table-cell table:style-name="ce6" office:value-type="string">
            <text:p>http://creativecommons.org/publicdomain/zero/1.0/legalcode</text:p>
          </table:table-cell>
          <table:table-cell table:style-name="ce3" table:number-columns-repeated="2"/>
          <table:table-cell table:style-name="ce14"/>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䍃ⴰ⸱⸰硴t⸺㨮楌牢牡㩹慃档獥䄺灰慄慴䰺捯污䴺捩潲潳瑦场湩潤獷吺浥潰慲祲䤠瑮牥敮⁴楆敬㩳潄畣敭瑮㩳楍牣獯景⁴獕牥䐠瑡㩡慓敶⁤瑁慴档敭瑮㩳䍃ⴰ⸱⸰硴t">CC0-1.0.txt</text:a></text:span></text:p>
          </table:table-cell>
          <table:table-cell table:number-columns-repeated="1017"/>
        </table:table-row>
        <table:table-row table:style-name="ro1">
          <table:table-cell table:style-name="ce2" office:value-type="string">
            <text:p>CUA Office Public License v1.0</text:p>
          </table:table-cell>
          <table:table-cell table:style-name="ce2" office:value-type="string">
            <text:p>CUA-OPL-1.0</text:p>
          </table:table-cell>
          <table:table-cell table:style-name="ce6" office:value-type="string">
            <text:p><text:span text:style-name="T1"><text:a xlink:href="http://www.opensource.org/licenses/cuaoffice">http://www.opensource.org/licenses/cuaoffice</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text:p>
            <text:p>Portions created by ______________________ are Copyright (C) _____________________________. All Rights Reserved.</text:p>
            <text:p/>
            <text:p>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CUAPL, indicate your decision by deleting the provisions above and replace them with the notice and other provisions required by the [___] License. If you do not delete the provisions above, a recipient may use your version of this file under either the CUA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啃ⵁ偏ⵌ⸱⸰硴t⸺㨮楌牢牡㩹慃档獥䄺灰慄慴䰺捯污䴺捩潲潳瑦场湩潤獷吺浥潰慲祲䤠瑮牥敮⁴楆敬㩳潄畣敭瑮㩳楍牣獯景⁴獕牥䐠瑡㩡慓敶⁤瑁慴档敭瑮㩳啃ⵁ偏ⵌ⸱⸰硴t">CUA-OPL-1.0.txt</text:a></text:span></text:p>
          </table:table-cell>
          <table:table-cell table:number-columns-repeated="1017"/>
        </table:table-row>
        <table:table-row table:style-name="ro1">
          <table:table-cell table:style-name="ce2" office:value-type="string">
            <text:p>Eclipse Public License 1.0</text:p>
          </table:table-cell>
          <table:table-cell table:style-name="ce2" office:value-type="string">
            <text:p>EPL-1.0</text:p>
          </table:table-cell>
          <table:table-cell table:style-name="ce6" office:value-type="string">
            <text:p><text:a xlink:href="http://www.eclipse.org/legal/epl-v10.html">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偅ⵌ⸱⸰硴t⸺㨮楌牢牡㩹慃档獥䄺灰慄慴䰺捯污䴺捩潲潳瑦场湩潤獷吺浥潰慲祲䤠瑮牥敮⁴楆敬㩳潄畣敭瑮㩳楍牣獯景⁴獕牥䐠瑡㩡慓敶⁤瑁慴档敭瑮㩳偅ⵌ⸱⸰硴t">EPL-1.0.txt</text:a></text:span></text:p>
          </table:table-cell>
          <table:table-cell table:number-columns-repeated="1017"/>
        </table:table-row>
        <table:table-row table:style-name="ro1">
          <table:table-cell table:style-name="ce2" office:value-type="string">
            <text:p>eCos license version 2.0</text:p>
          </table:table-cell>
          <table:table-cell table:style-name="ce2" office:value-type="string">
            <text:p>eCos-2.0</text:p>
          </table:table-cell>
          <table:table-cell table:style-name="ce6" office:value-type="string">
            <text:p><text:span text:style-name="T1"><text:a xlink:href="http://www.gnu.org/licenses/ecos-license.html">http://www.gnu.org/licenses/ecos-license.html</text:a></text:span></text:p>
          </table:table-cell>
          <table:table-cell table:style-name="ce2" office:value-type="string">
            <text:p>This is really GPL v2 or later + an exception</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䍥獯㈭〮琮瑸㨀⸮䰺扩慲祲䌺捡敨㩳灁䑰瑡㩡潌慣㩬楍牣獯景㩴楗摮睯㩳敔灭牯牡⁹湉整湲瑥䘠汩獥䐺捯浵湥獴䴺捩潲潳瑦唠敳⁲慄慴区癡摥䄠瑴捡浨湥獴攺潃⵳⸲⸰硴t">eCos-2.0.txt</text:a></text:span></text:p>
          </table:table-cell>
          <table:table-cell table:number-columns-repeated="1017"/>
        </table:table-row>
        <table:table-row table:style-name="ro1">
          <table:table-cell table:style-name="ce2" office:value-type="string">
            <text:p>Educational Community License v1.0</text:p>
          </table:table-cell>
          <table:table-cell table:style-name="ce2" office:value-type="string">
            <text:p>ECL-1.0</text:p>
          </table:table-cell>
          <table:table-cell table:style-name="ce6" office:value-type="string">
            <text:p><text:span text:style-name="T1"><text:a xlink:href="http://www.opensource.org/licenses/ecl1">http://www.opensource.org/licenses/ecl1</text:a></text:span></text:p>
          </table:table-cell>
          <table:table-cell table:style-name="ce2"/>
          <table:table-cell table:style-name="ce2" office:value-type="string">
            <text:p>YES</text:p>
          </table:table-cell>
          <table:table-cell table:style-name="ce2" office:value-type="string">
            <text:p>Copyright (c) &lt;year&gt; &lt;copyright holders&gt;</text:p>
            <text:p>Licensed under the Educational Community License version 1.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1.0.txt</text:a></text:span></text:p>
          </table:table-cell>
          <table:table-cell table:number-columns-repeated="1017"/>
        </table:table-row>
        <table:table-row table:style-name="ro1">
          <table:table-cell table:style-name="ce2" office:value-type="string">
            <text:p>Educational Community License v2.0</text:p>
          </table:table-cell>
          <table:table-cell table:style-name="ce2" office:value-type="string">
            <text:p>ECL-2.0</text:p>
          </table:table-cell>
          <table:table-cell table:style-name="ce6" office:value-type="string">
            <text:p><text:span text:style-name="T1"><text:a xlink:href="http://www.opensource.org/licenses/ecl2">http://www.opensource.org/licenses/ecl2</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name of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2.0.txt</text:a></text:span></text:p>
          </table:table-cell>
          <table:table-cell table:number-columns-repeated="1017"/>
        </table:table-row>
        <table:table-row table:style-name="ro1">
          <table:table-cell table:style-name="ce2" office:value-type="string">
            <text:p>Eiffel Forum License v1.0</text:p>
          </table:table-cell>
          <table:table-cell table:style-name="ce2" office:value-type="string">
            <text:p>EFL-1.0</text:p>
          </table:table-cell>
          <table:table-cell table:style-name="ce5" office:value-type="string">
            <text:p>http://www.eiffel-nice.org/license/forum.txt</text:p>
            <text:p>http://www.opensource.org/licenses/ver1_eiffel</text:p>
          </table:table-cell>
          <table:table-cell table:style-name="ce2" office:value-type="string">
            <text:p>This license has been superseded by v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1.0.txt</text:a></text:span></text:p>
          </table:table-cell>
          <table:table-cell table:number-columns-repeated="1017"/>
        </table:table-row>
        <table:table-row table:style-name="ro1">
          <table:table-cell table:style-name="ce2" office:value-type="string">
            <text:p>Eiffel Forum License v2.0</text:p>
          </table:table-cell>
          <table:table-cell table:style-name="ce2" office:value-type="string">
            <text:p>EFL-2.0</text:p>
          </table:table-cell>
          <table:table-cell table:style-name="ce5" office:value-type="string">
            <text:p>http://www.eiffel-nice.org/license/eiffel-forum-license-2.html</text:p>
            <text:p>http://www.opensource.org/licenses/ver2_eiffe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2.0.txt</text:a></text:span></text:p>
          </table:table-cell>
          <table:table-cell table:number-columns-repeated="1017"/>
        </table:table-row>
        <table:table-row table:style-name="ro1">
          <table:table-cell table:style-name="ce2" office:value-type="string">
            <text:p>Entessa Public License v1.0</text:p>
          </table:table-cell>
          <table:table-cell table:style-name="ce2" office:value-type="string">
            <text:p>Entessa</text:p>
          </table:table-cell>
          <table:table-cell table:style-name="ce6" office:value-type="string">
            <text:p><text:span text:style-name="T1"><text:a xlink:href="http://www.opensource.org/licenses/entessa">http://www.opensource.org/licenses/entess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湅整獳⹡硴t⸺㨮楌牢牡㩹慃档獥䄺灰慄慴䰺捯污䴺捩潲潳瑦场湩潤獷吺浥潰慲祲䤠瑮牥敮⁴楆敬㩳潄畣敭瑮㩳楍牣獯景⁴獕牥䐠瑡㩡慓敶⁤瑁慴档敭瑮㩳湅整獳⹡硴t">Entessa.txt</text:a></text:span></text:p>
          </table:table-cell>
          <table:table-cell table:number-columns-repeated="1017"/>
        </table:table-row>
        <table:table-row table:style-name="ro1">
          <table:table-cell table:style-name="ce2" office:value-type="string">
            <text:p>Erlang Public License v1.1</text:p>
          </table:table-cell>
          <table:table-cell table:style-name="ce2" office:value-type="string">
            <text:p>ErlPL-1.1</text:p>
          </table:table-cell>
          <table:table-cell table:style-name="ce6" office:value-type="string">
            <text:p><text:span text:style-name="T1"><text:a xlink:href="http://www.erlang.org/EPLICENS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牅偬ⵌ⸱⸱硴t⸺㨮楌牢牡㩹慃档獥䄺灰慄慴䰺捯污䴺捩潲潳瑦场湩潤獷吺浥潰慲祲䤠瑮牥敮⁴楆敬㩳潄畣敭瑮㩳楍牣獯景⁴獕牥䐠瑡㩡慓敶⁤瑁慴档敭瑮㩳牅偬ⵌ⸱⸱硴t">ErlPL-1.1.txt</text:a></text:span></text:p>
          </table:table-cell>
          <table:table-cell table:number-columns-repeated="1017"/>
        </table:table-row>
        <table:table-row table:style-name="ro1">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慄慴牧摩琮瑸㨀⸮䰺扩慲祲䌺捡敨㩳灁䑰瑡㩡潌慣㩬楍牣獯景㩴楗摮睯㩳敔灭牯牡⁹湉整湲瑥䘠汩獥䐺捯浵湥獴䴺捩潲潳瑦唠敳⁲慄慴区癡摥䄠瑴捡浨湥獴䔺䑕瑡条楲⹤硴t">EUDatagrid.txt</text:a></text:span></text:p>
          </table:table-cell>
          <table:table-cell table:number-columns-repeated="1017"/>
        </table:table-row>
        <table:table-row table:style-name="ro1">
          <table:table-cell table:style-name="ce2" office:value-type="string">
            <text:p>European Union Public License 1.0</text:p>
          </table:table-cell>
          <table:table-cell table:style-name="ce2" office:value-type="string">
            <text:p>EUPL-1.0</text:p>
          </table:table-cell>
          <table:table-cell table:style-name="ce5"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12"/>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啅䱐ㄭ〮琮瑸㨀⸮䰺扩慲祲䌺捡敨㩳灁䑰瑡㩡潌慣㩬楍牣獯景㩴楗摮睯㩳敔灭牯牡⁹湉整湲瑥䘠汩獥䐺捯浵湥獴䴺捩潲潳瑦唠敳⁲慄慴区癡摥䄠瑴捡浨湥獴䔺偕ⵌ⸱⸰硴t">EUPL-1.0.txt</text:a></text:span></text:p>
          </table:table-cell>
          <table:table-cell table:number-columns-repeated="1017"/>
        </table:table-row>
        <table:table-row table:style-name="ro1">
          <table:table-cell table:style-name="ce2" office:value-type="string">
            <text:p>European Union Public License 1.1</text:p>
          </table:table-cell>
          <table:table-cell table:style-name="ce2" office:value-type="string">
            <text:p>EUPL-1.1</text:p>
          </table:table-cell>
          <table:table-cell table:style-name="ce6" office:value-type="string">
            <text:p><text:a xlink:href="http://www.osor.eu/eupl/european-union-public-licence-eupl-v.1.1">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䱐ㄭㄮ琮瑸㨀⸮䰺扩慲祲䌺捡敨㩳灁䑰瑡㩡潌慣㩬楍牣獯景㩴楗摮睯㩳敔灭牯牡⁹湉整湲瑥䘠汩獥䐺捯浵湥獴䴺捩潲潳瑦唠敳⁲慄慴区癡摥䄠瑴捡浨湥獴䔺偕ⵌ⸱⸱硴t">EUPL-1.1.txt</text:a></text:span></text:p>
          </table:table-cell>
          <table:table-cell table:number-columns-repeated="1017"/>
        </table:table-row>
        <table:table-row table:style-name="ro1">
          <table:table-cell table:style-name="ce2" office:value-type="string">
            <text:p>Fair License</text:p>
          </table:table-cell>
          <table:table-cell table:style-name="ce2" office:value-type="string">
            <text:p>Fair</text:p>
          </table:table-cell>
          <table:table-cell table:style-name="ce6" office:value-type="string">
            <text:p><text:span text:style-name="T1"><text:a xlink:href="http://www.opensource.org/licenses/Fair">http://www.opensource.org/licenses/Fair</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慆物琮瑸㨀⸮䰺扩慲祲䌺捡敨㩳灁䑰瑡㩡潌慣㩬楍牣獯景㩴楗摮睯㩳敔灭牯牡⁹湉整湲瑥䘠汩獥䐺捯浵湥獴䴺捩潲潳瑦唠敳⁲慄慴区癡摥䄠瑴捡浨湥獴䘺楡⹲硴t">Fair.txt</text:a></text:span></text:p>
          </table:table-cell>
          <table:table-cell table:number-columns-repeated="1017"/>
        </table:table-row>
        <table:table-row table:style-name="ro1">
          <table:table-cell table:style-name="ce2" office:value-type="string">
            <text:p>Frameworx Open License 1.0</text:p>
          </table:table-cell>
          <table:table-cell table:style-name="ce2" office:value-type="string">
            <text:p>Frameworx-1.0</text:p>
          </table:table-cell>
          <table:table-cell table:style-name="ce6" office:value-type="string">
            <text:p><text:span text:style-name="T1"><text:a xlink:href="http://www.opensource.org/licenses/Frameworx-1.0">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牆浡睥牯⵸⸱⸰硴t⸺㨮楌牢牡㩹慃档獥䄺灰慄慴䰺捯污䴺捩潲潳瑦场湩潤獷吺浥潰慲祲䤠瑮牥敮⁴楆敬㩳潄畣敭瑮㩳楍牣獯景⁴獕牥䐠瑡㩡慓敶⁤瑁慴档敭瑮㩳牆浡睥牯⵸⸱⸰硴t">Frameworx-1.0.txt</text:a></text:span></text:p>
          </table:table-cell>
          <table:table-cell table:number-columns-repeated="1017"/>
        </table:table-row>
        <table:table-row table:style-name="ro1">
          <table:table-cell table:style-name="ce2" office:value-type="string">
            <text:p>GNU Affero General Public License v3.0</text:p>
          </table:table-cell>
          <table:table-cell table:style-name="ce2" office:value-type="string">
            <text:p>AGPL-3.0</text:p>
          </table:table-cell>
          <table:table-cell table:style-name="ce5"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䝁䱐㌭〮琮瑸㨀⸮䰺扩慲祲䌺捡敨㩳灁䑰瑡㩡潌慣㩬楍牣獯景㩴楗摮睯㩳敔灭牯牡⁹湉整湲瑥䘠汩獥䐺捯浵湥獴䴺捩潲潳瑦唠敳⁲慄慴区癡摥䄠瑴捡浨湥獴䄺假ⵌ⸳⸰硴t">AGPL-3.0.txt</text:a></text:span></text:p>
          </table:table-cell>
          <table:table-cell table:number-columns-repeated="1017"/>
        </table:table-row>
        <table:table-row table:style-name="ro1">
          <table:table-cell table:style-name="ce2" office:value-type="string">
            <text:p>GNU Free Documentation License v1.1</text:p>
          </table:table-cell>
          <table:table-cell table:style-name="ce2" office:value-type="string">
            <text:p>GFDL-1.1</text:p>
          </table:table-cell>
          <table:table-cell table:style-name="ce6" office:value-type="string">
            <text:p><text:span text:style-name="T1"><text:a xlink:href="http://www.gnu.org/licenses/old-licenses/fdl-1.1.txt">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ㄮ琮瑸㨀⸮䰺扩慲祲䌺捡敨㩳灁䑰瑡㩡潌慣㩬楍牣獯景㩴楗摮睯㩳敔灭牯牡⁹湉整湲瑥䘠汩獥䐺捯浵湥獴䴺捩潲潳瑦唠敳⁲慄慴区癡摥䄠瑴捡浨湥獴䜺䑆ⵌ⸱⸱硴t">GFDL-1.1.txt</text:a></text:span></text:p>
          </table:table-cell>
          <table:table-cell table:number-columns-repeated="1017"/>
        </table:table-row>
        <table:table-row table:style-name="ro1">
          <table:table-cell table:style-name="ce2" office:value-type="string">
            <text:p>GNU Free Documentation License v1.2</text:p>
          </table:table-cell>
          <table:table-cell table:style-name="ce2" office:value-type="string">
            <text:p>GFDL-1.2</text:p>
          </table:table-cell>
          <table:table-cell table:style-name="ce6" office:value-type="string">
            <text:p><text:span text:style-name="T1"><text:a xlink:href="http://www.gnu.org/licenses/old-licenses/fdl-1.2.txt">http://www.gnu.org/licenses/old-licenses/fdl-1.2.txt</text:a></text:span></text:p>
          </table:table-cell>
          <table:table-cell table:style-name="ce2" office:value-type="string">
            <text:p>This license was released November 2002</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2.txt</text:a></text:span></text:p>
          </table:table-cell>
          <table:table-cell table:number-columns-repeated="1017"/>
        </table:table-row>
        <table:table-row table:style-name="ro1">
          <table:table-cell table:style-name="ce2" office:value-type="string">
            <text:p>GNU Free Documentation License v1.3</text:p>
          </table:table-cell>
          <table:table-cell table:style-name="ce2" office:value-type="string">
            <text:p>GFDL-1.3</text:p>
          </table:table-cell>
          <table:table-cell table:style-name="ce6" office:value-type="string">
            <text:p><text:span text:style-name="T1"><text:a xlink:href="http://www.gnu.org/licenses/fdl-1.3.txt">http://www.gnu.org/licenses/fdl-1.3.txt</text:a></text:span></text:p>
          </table:table-cell>
          <table:table-cell table:style-name="ce2" office:value-type="string">
            <text:p>This license was released 3 November 2008.</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3.txt</text:a></text:span></text:p>
          </table:table-cell>
          <table:table-cell table:number-columns-repeated="1017"/>
        </table:table-row>
        <table:table-row table:style-name="ro1">
          <table:table-cell table:style-name="ce2" office:value-type="string">
            <text:p>GNU General Public License v1.0 only</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 <text:s/></text:p>
            <text:p>This license has been deprecated.</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1.0.txt</text:a></text:span></text:p>
          </table:table-cell>
          <table:table-cell table:number-columns-repeated="1017"/>
        </table:table-row>
        <table:table-row table:style-name="ro1">
          <table:table-cell table:style-name="ce2" office:value-type="string">
            <text:p>GNU General Public License v1.0 or later</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ㄭ〮⸫硴t">GPL-1.0+.txt</text:a></text:span></text:p>
          </table:table-cell>
          <table:table-cell table:number-columns-repeated="1017"/>
        </table:table-row>
        <table:table-row table:style-name="ro1">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2.0.txt</text:a></text:span></text:p>
          </table:table-cell>
          <table:table-cell table:number-columns-repeated="1017"/>
        </table:table-row>
        <table:table-row table:style-name="ro1">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2.0+.txt</text:a></text:span></text:p>
          </table:table-cell>
          <table:table-cell table:number-columns-repeated="1017"/>
        </table:table-row>
        <table:table-row table:style-name="ro1">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none foun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2.0-with-autoconf-exception.txt</text:a></text:span></text:p>
          </table:table-cell>
          <table:table-cell table:number-columns-repeated="1017"/>
        </table:table-row>
        <table:table-row table:style-name="ro1">
          <table:table-cell table:style-name="ce2" office:value-type="string">
            <text:p>GNU General Public License v2.0 w/Bison exception</text:p>
          </table:table-cell>
          <table:table-cell table:style-name="ce2" office:value-type="string">
            <text:p>GPL-2.0-with-bison-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戭獩湯攭捸灥楴湯琮瑸㨀⸮䰺扩慲祲䌺捡敨㩳灁䑰瑡㩡潌慣㩬楍牣獯景㩴楗摮睯㩳敔灭牯牡⁹湉整湲瑥䘠汩獥䐺捯浵湥獴䴺捩潲潳瑦唠敳⁲慄慴区癡摥䄠瑴捡浨湥獴䜺䱐㈭〮眭瑩⵨楢潳⵮硥散瑰潩⹮硴t">GPL-2.0-with-bison-exception.txt</text:a></text:span></text:p>
          </table:table-cell>
          <table:table-cell table:number-columns-repeated="1017"/>
        </table:table-row>
        <table:table-row table:style-name="ro1">
          <table:table-cell table:style-name="ce2" office:value-type="string">
            <text:p>GNU General Public License v2.0 w/Classpath exception</text:p>
          </table:table-cell>
          <table:table-cell table:style-name="ce2" office:value-type="string">
            <text:p>GPL-2.0-with-classpath-exception</text:p>
          </table:table-cell>
          <table:table-cell table:style-name="ce6" office:value-type="string">
            <text:p><text:span text:style-name="T1"><text:a xlink:href="http://www.gnu.org/software/classpath/license.html">http://www.gnu.org/software/classpath/license.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挭慬獳慰桴攭捸灥楴湯琮瑸㨀⸮䰺扩慲祲䌺捡敨㩳灁䑰瑡㩡潌慣㩬楍牣獯景㩴楗摮睯㩳敔灭牯牡⁹湉整湲瑥䘠汩獥䐺捯浵湥獴䴺捩潲潳瑦唠敳⁲慄慴区癡摥䄠瑴捡浨湥獴䜺䱐㈭〮眭瑩⵨汣獡灳瑡⵨硥散瑰潩⹮硴t">GPL-2.0-with-classpath-exception.txt</text:a></text:span></text:p>
          </table:table-cell>
          <table:table-cell table:number-columns-repeated="1017"/>
        </table:table-row>
        <table:table-row table:style-name="ro1">
          <table:table-cell table:style-name="ce2" office:value-type="string">
            <text:p>GNU General Public License v2.0 w/Font exception</text:p>
          </table:table-cell>
          <table:table-cell table:style-name="ce2" office:value-type="string">
            <text:p>GPL-2.0-with-font-exception</text:p>
          </table:table-cell>
          <table:table-cell table:style-name="ce5" office:value-type="string">
            <text:p>http://www.gnu.org/licenses/gpl-faq.html#FontExceptio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昭湯⵴硥散瑰潩⹮硴t⸺㨮楌牢牡㩹慃档獥䄺灰慄慴䰺捯污䴺捩潲潳瑦场湩潤獷吺浥潰慲祲䤠瑮牥敮⁴楆敬㩳潄畣敭瑮㩳楍牣獯景⁴獕牥䐠瑡㩡慓敶⁤瑁慴档敭瑮㩳假ⵌ⸲ⴰ楷桴昭湯⵴硥散瑰潩⹮硴t">GPL-2.0-with-font-exception.txt</text:a></text:span></text:p>
          </table:table-cell>
          <table:table-cell table:number-columns-repeated="1017"/>
        </table:table-row>
        <table:table-row table:style-name="ro1">
          <table:table-cell table:style-name="ce2" office:value-type="string">
            <text:p>GNU General Public License v2.0 w/GCC Runtime Library exception</text:p>
          </table:table-cell>
          <table:table-cell table:style-name="ce2" office:value-type="string">
            <text:p>GPL-2.0-with-GCC-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2.0-with-GCC-exception.txt</text:a></text:span></text:p>
          </table:table-cell>
          <table:table-cell table:number-columns-repeated="1017"/>
        </table:table-row>
        <table:table-row table:style-name="ro1">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3.0.txt</text:a></text:span></text:p>
          </table:table-cell>
          <table:table-cell table:number-columns-repeated="1017"/>
        </table:table-row>
        <table:table-row table:style-name="ro1">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3.0+.txt</text:a></text:span></text:p>
          </table:table-cell>
          <table:table-cell table:number-columns-repeated="1017"/>
        </table:table-row>
        <table:table-row table:style-name="ro1">
          <table:table-cell table:style-name="ce2" office:value-type="string">
            <text:p>GNU General Public License v3.0 w/Autoconf exception</text:p>
          </table:table-cell>
          <table:table-cell table:style-name="ce2" office:value-type="string">
            <text:p>GPL-3.0-with-autoconf-exception</text:p>
          </table:table-cell>
          <table:table-cell table:style-name="ce6" office:value-type="string">
            <text:p><text:span text:style-name="T1"><text:a xlink:href="http://www.gnu.org/licenses/autoconf-exception-3.0.html">http://www.gnu.org/licenses/autoconf-exception-3.0.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3.0-with-autoconf-exception.txt</text:a></text:span></text:p>
          </table:table-cell>
          <table:table-cell table:number-columns-repeated="1017"/>
        </table:table-row>
        <table:table-row table:style-name="ro1">
          <table:table-cell table:style-name="ce2" office:value-type="string">
            <text:p>GNU General Public License v3.0 w/GCC Runtime Library exception</text:p>
          </table:table-cell>
          <table:table-cell table:style-name="ce2" office:value-type="string">
            <text:p>GPL-3.0-with-GCC-exception</text:p>
          </table:table-cell>
          <table:table-cell table:style-name="ce6" office:value-type="string">
            <text:p><text:span text:style-name="T1"><text:a xlink:href="http://www.gnu.org/licenses/gcc-exception-3.1.html">http://www.gnu.org/licenses/gcc-exception-3.1.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3.0-with-GCC-exception.txt</text:a></text:span></text:p>
          </table:table-cell>
          <table:table-cell table:number-columns-repeated="1017"/>
        </table:table-row>
        <table:table-row table:style-name="ro1">
          <table:table-cell table:style-name="ce2" office:value-type="string">
            <text:p>GNU Lesser General Public License v2.1 only</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琮瑸㨀⸮䰺扩慲祲䌺捡敨㩳灁䑰瑡㩡潌慣㩬楍牣獯景㩴楗摮睯㩳敔灭牯牡⁹湉整湲瑥䘠汩獥䐺捯浵湥獴䴺捩潲潳瑦唠敳⁲慄慴区癡摥䄠瑴捡浨湥獴䰺假ⵌ⸲⸱硴t">LGPL-2.1.txt</text:a></text:span></text:p>
          </table:table-cell>
          <table:table-cell table:number-columns-repeated="1017"/>
        </table:table-row>
        <table:table-row table:style-name="ro1">
          <table:table-cell table:style-name="ce2" office:value-type="string">
            <text:p>GNU Lesser General Public License v2.1 or later</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硴t⸺㨮楌牢牡㩹慃档獥䄺灰慄慴䰺捯污䴺捩潲潳瑦场湩潤獷吺浥潰慲祲䤠瑮牥敮⁴楆敬㩳潄畣敭瑮㩳楍牣獯景⁴獕牥䐠瑡㩡慓敶⁤瑁慴档敭瑮㩳䝌䱐㈭ㄮ⸫硴t">LGPL-2.1+.txt</text:a></text:span></text:p>
          </table:table-cell>
          <table:table-cell table:number-columns-repeated="1017"/>
        </table:table-row>
        <table:table-row table:style-name="ro1">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3.0.txt</text:a></text:span></text:p>
          </table:table-cell>
          <table:table-cell table:number-columns-repeated="1017"/>
        </table:table-row>
        <table:table-row table:style-name="ro1">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3.0+.txt</text:a></text:span></text:p>
          </table:table-cell>
          <table:table-cell table:number-columns-repeated="1017"/>
        </table:table-row>
        <table:table-row table:style-name="ro1">
          <table:table-cell table:style-name="ce2" office:value-type="string">
            <text:p>GNU Library General Public License v2 only</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2.0.txt</text:a></text:span></text:p>
          </table:table-cell>
          <table:table-cell table:number-columns-repeated="1017"/>
        </table:table-row>
        <table:table-row table:style-name="ro1">
          <table:table-cell table:style-name="ce2" office:value-type="string">
            <text:p>GNU Library General Public License v2 or later</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2.0+.txt</text:a></text:span></text:p>
          </table:table-cell>
          <table:table-cell table:number-columns-repeated="1017"/>
        </table:table-row>
        <table:table-row table:style-name="ro1">
          <table:table-cell table:style-name="ce2" office:value-type="string">
            <text:p>gSOAP Public License v1.3b</text:p>
          </table:table-cell>
          <table:table-cell table:style-name="ce2" office:value-type="string">
            <text:p>gSOAP-1.3b</text:p>
          </table:table-cell>
          <table:table-cell table:style-name="ce6" office:value-type="string">
            <text:p><text:span text:style-name="T1"><text:a xlink:href="http://www.cs.fsu.edu/~engelen/license.html">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text:p>
            <text:p>http://www.cs.fsu.edu/ engelen/soaplicense.html</text:p>
            <text:p>Software distributed under the License is distributed on an "AS IS" basis, WITHOUT WARRANTY OF ANY KIND, either express or implied. See the License for the specific language governing rights and limitations under the License.</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卧䅏ⵐ⸱戳琮瑸㨀⸮䰺扩慲祲䌺捡敨㩳灁䑰瑡㩡潌慣㩬楍牣獯景㩴楗摮睯㩳敔灭牯牡⁹湉整湲瑥䘠汩獥䐺捯浵湥獴䴺捩潲潳瑦唠敳⁲慄慴区癡摥䄠瑴捡浨湥獴机体偁ㄭ㌮⹢硴t">gSOAP-1.3b.txt</text:a></text:span></text:p>
          </table:table-cell>
          <table:table-cell table:number-columns-repeated="1017"/>
        </table:table-row>
        <table:table-row table:style-name="ro1">
          <table:table-cell table:style-name="ce2" office:value-type="string">
            <text:p>Historic Permission Notice and Disclaimer</text:p>
          </table:table-cell>
          <table:table-cell table:style-name="ce2" office:value-type="string">
            <text:p>HPND</text:p>
          </table:table-cell>
          <table:table-cell table:style-name="ce6" office:value-type="string">
            <text:p><text:span text:style-name="T1"><text:a xlink:href="http://www.opensource.org/licenses/HPND">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偈䑎琮瑸㨀⸮䰺扩慲祲䌺捡敨㩳灁䑰瑡㩡潌慣㩬楍牣獯景㩴楗摮睯㩳敔灭牯牡⁹湉整湲瑥䘠汩獥䐺捯浵湥獴䴺捩潲潳瑦唠敳⁲慄慴区癡摥䄠瑴捡浨湥獴䠺乐⹄硴t">HPND.txt</text:a></text:span></text:p>
          </table:table-cell>
          <table:table-cell table:number-columns-repeated="1017"/>
        </table:table-row>
        <table:table-row table:style-name="ro1">
          <table:table-cell table:style-name="ce2" office:value-type="string">
            <text:p>IBM Public License v1.0</text:p>
          </table:table-cell>
          <table:table-cell table:style-name="ce2" office:value-type="string">
            <text:p>IPL-1.0</text:p>
          </table:table-cell>
          <table:table-cell table:style-name="ce6" office:value-type="string">
            <text:p><text:span text:style-name="T1"><text:a xlink:href="http://www.opensource.org/licenses/IPL-1.0">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ⵌ⸱⸰硴t⸺㨮楌牢牡㩹慃档獥䄺灰慄慴䰺捯污䴺捩潲潳瑦场湩潤獷吺浥潰慲祲䤠瑮牥敮⁴楆敬㩳潄畣敭瑮㩳楍牣獯景⁴獕牥䐠瑡㩡慓敶⁤瑁慴档敭瑮㩳偉ⵌ⸱⸰硴t">IPL-1.0.txt</text:a></text:span></text:p>
          </table:table-cell>
          <table:table-cell table:number-columns-repeated="1017"/>
        </table:table-row>
        <table:table-row table:style-name="ro1">
          <table:table-cell table:style-name="ce2" office:value-type="string">
            <text:p>IPA Font License</text:p>
          </table:table-cell>
          <table:table-cell table:style-name="ce2" office:value-type="string">
            <text:p>IPA</text:p>
          </table:table-cell>
          <table:table-cell table:style-name="ce6" office:value-type="string">
            <text:p><text:span text:style-name="T1"><text:a xlink:href="http://www.opensource.org/licenses/IPA">http://www.opensource.org/licenses/IP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硴t⸺㨮楌牢牡㩹慃档獥䄺灰慄慴䰺捯污䴺捩潲潳瑦场湩潤獷吺浥潰慲祲䤠瑮牥敮⁴楆敬㩳潄畣敭瑮㩳楍牣獯景⁴獕牥䐠瑡㩡慓敶⁤瑁慴档敭瑮㩳偉⹁硴t">IPA.txt</text:a></text:span></text:p>
          </table:table-cell>
          <table:table-cell table:number-columns-repeated="1017"/>
        </table:table-row>
        <table:table-row table:style-name="ro1">
          <table:table-cell table:style-name="ce2" office:value-type="string">
            <text:p>ISC License</text:p>
          </table:table-cell>
          <table:table-cell table:style-name="ce2" office:value-type="string">
            <text:p>ISC</text:p>
          </table:table-cell>
          <table:table-cell table:style-name="ce5" office:value-type="string">
            <text:p>http://www.isc.org/software/license</text:p>
            <text:p>http://www.opensource.org/licenses/ISC</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卉⹃硴t⸺㨮楌牢牡㩹慃档獥䄺灰慄慴䰺捯污䴺捩潲潳瑦场湩潤獷吺浥潰慲祲䤠瑮牥敮⁴楆敬㩳潄畣敭瑮㩳楍牣獯景⁴獕牥䐠瑡㩡慓敶⁤瑁慴档敭瑮㩳卉⹃硴t">ISC.txt</text:a></text:span></text:p>
          </table:table-cell>
          <table:table-cell table:number-columns-repeated="1017"/>
        </table:table-row>
        <table:table-row table:style-name="ro1">
          <table:table-cell table:style-name="ce2" office:value-type="string">
            <text:p>LaTeX Project Public License v1.0</text:p>
          </table:table-cell>
          <table:table-cell table:style-name="ce2" office:value-type="string">
            <text:p>LPPL-1.0</text:p>
          </table:table-cell>
          <table:table-cell table:style-name="ce6" office:value-type="string">
            <text:p><text:span text:style-name="T1"><text:a xlink:href="http://www.latex-project.org/lppl/lppl-1-0.txt">http://www.latex-project.org/lppl/lppl-1-0.txt</text:a></text:span></text:p>
          </table:table-cell>
          <table:table-cell table:style-name="ce2" office:value-type="string">
            <text:p>This license was released 1 Mar 1999</text:p>
          </table:table-cell>
          <table:table-cell table:style-name="ce2"/>
          <table:table-cell table:style-name="ce2" office:value-type="string">
            <text:p>[filename]</text:p>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0.txt</text:a></text:span></text:p>
          </table:table-cell>
          <table:table-cell table:number-columns-repeated="1017"/>
        </table:table-row>
        <table:table-row table:style-name="ro1">
          <table:table-cell table:style-name="ce2" office:value-type="string">
            <text:p>LaTeX Project Public License v1.1</text:p>
          </table:table-cell>
          <table:table-cell table:style-name="ce2" office:value-type="string">
            <text:p>LPPL-1.1</text:p>
          </table:table-cell>
          <table:table-cell table:style-name="ce6" office:value-type="string">
            <text:p><text:span text:style-name="T1"><text:a xlink:href="http://www.latex-project.org/lppl/lppl-1-1.txt">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filename]</text:p>
            <text:p>Copyright [YEAR] [NAME]</text:p>
            <text:p><text:s/></text:p>
            <text:p>This program may be distributed and/or modified under the</text:p>
            <text:p>conditions of the LaTeX Project Public License, either version 1.1</text:p>
            <text:p>of this license or (at your option) any later version.</text:p>
            <text:p>The latest version of this license is in</text:p>
            <text:p>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ㄮ琮瑸㨀⸮䰺扩慲祲䌺捡敨㩳灁䑰瑡㩡潌慣㩬楍牣獯景㩴楗摮睯㩳敔灭牯牡⁹湉整湲瑥䘠汩獥䐺捯浵湥獴䴺捩潲潳瑦唠敳⁲慄慴区癡摥䄠瑴捡浨湥獴䰺偐ⵌ⸱⸱硴t">LPPL-1.1.txt</text:a></text:span></text:p>
          </table:table-cell>
          <table:table-cell table:number-columns-repeated="1017"/>
        </table:table-row>
        <table:table-row table:style-name="ro1">
          <table:table-cell table:style-name="ce2" office:value-type="string">
            <text:p>LaTeX Project Public License v1.2</text:p>
          </table:table-cell>
          <table:table-cell table:style-name="ce2" office:value-type="string">
            <text:p>LPPL-1.2</text:p>
          </table:table-cell>
          <table:table-cell table:style-name="ce6" office:value-type="string">
            <text:p><text:span text:style-name="T1"><text:a xlink:href="http://www.latex-project.org/lppl/lppl-1-2.txt">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filename]</text:p>
            <text:p>Copyright [YEAR] [NAME]</text:p>
            <text:p/>
            <text:p>This program may be distributed and/or modified under the</text:p>
            <text:p>conditions of the LaTeX Project Public License, either version 1.2</text:p>
            <text:p>of this license or (at your option) any later version.</text:p>
            <text:p>The latest version of this license is in http://www.latex-project.org/lppl.txt</text:p>
            <text:p>and version 1.2 or later is part of all distributions of LaTeX </text:p>
            <text:p>version 1999/12/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2.txt</text:a></text:span></text:p>
          </table:table-cell>
          <table:table-cell table:number-columns-repeated="1017"/>
        </table:table-row>
        <table:table-row table:style-name="ro1">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filename]</text:p>
            <text:p><text:s/>Copyright [YEAR] [NAME]</text:p>
            <text:p><text:s/></text:p>
            <text:p>This work may be distributed and/or modified under the conditions of the LaTeX Project Public License, either version 1.3 of this license or (at your option) any later version. The latest version of this license is in</text:p>
            <text:p><text:s text:c="4"/>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硴t⸺㨮楌牢牡㩹慃档獥䄺灰慄慴䰺捯污䴺捩潲潳瑦场湩潤獷吺浥潰慲祲䤠瑮牥敮⁴楆敬㩳潄畣敭瑮㩳楍牣獯景⁴獕牥䐠瑡㩡慓敶⁤瑁慴档敭瑮㩳偌䱐ㄭ㌮⹣硴t">LPPL-1.3c.txt</text:a></text:span></text:p>
          </table:table-cell>
          <table:table-cell table:number-columns-repeated="1017"/>
        </table:table-row>
        <table:table-row table:style-name="ro1">
          <table:table-cell table:style-name="ce2" office:value-type="string">
            <text:p>libpng License</text:p>
          </table:table-cell>
          <table:table-cell table:style-name="ce2" office:value-type="string">
            <text:p>Libpng</text:p>
          </table:table-cell>
          <table:table-cell table:style-name="ce6" office:value-type="string">
            <text:p><text:span text:style-name="T1"><text:a xlink:href="http://www.libpng.org/pub/png/src/libpng-LICENSE.txt">http://www.libpng.org/pub/png/src/libpng-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楌灢杮琮瑸㨀⸮䰺扩慲祲䌺捡敨㩳灁䑰瑡㩡潌慣㩬楍牣獯景㩴楗摮睯㩳敔灭牯牡⁹湉整湲瑥䘠汩獥䐺捯浵湥獴䴺捩潲潳瑦唠敳⁲慄慴区癡摥䄠瑴捡浨湥獴䰺扩湰⹧硴t">Libpng.txt</text:a></text:span></text:p>
          </table:table-cell>
          <table:table-cell table:number-columns-repeated="1017"/>
        </table:table-row>
        <table:table-row table:style-name="ro1">
          <table:table-cell table:style-name="ce2" office:value-type="string">
            <text:p>Lucent Public License Version 1.0 (Plan9)</text:p>
          </table:table-cell>
          <table:table-cell table:style-name="ce2" office:value-type="string">
            <text:p>LPL-1.0</text:p>
          </table:table-cell>
          <table:table-cell table:style-name="ce6" office:value-type="string">
            <text:p>http://www.opensource.org/licenses/plan9</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硴t⸺㨮楌牢牡㩹慃档獥䄺灰慄慴䰺捯污䴺捩潲潳瑦场湩潤獷吺浥潰慲祲䤠瑮牥敮⁴楆敬㩳潄畣敭瑮㩳楍牣獯景⁴獕牥䐠瑡㩡慓敶⁤瑁慴档敭瑮㩳偌ⵌ⸱⸰硴t">LPL-1.0.txt</text:a></text:span></text:p>
          </table:table-cell>
          <table:table-cell table:number-columns-repeated="1017"/>
        </table:table-row>
        <table:table-row table:style-name="ro1">
          <table:table-cell table:style-name="ce2" office:value-type="string">
            <text:p>Lucent Public License v1.02</text:p>
          </table:table-cell>
          <table:table-cell table:style-name="ce2" office:value-type="string">
            <text:p>LPL-1.02</text:p>
          </table:table-cell>
          <table:table-cell table:style-name="ce6" office:value-type="string">
            <text:p><text:a xlink:href="http://plan9.bell-labs.com/plan9/license.html">http://plan9.bell-labs.com/plan9/license.html
http://www.opensource.org/licenses/LPL-1.02</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琮瑸㨀⸮䰺扩慲祲䌺捡敨㩳灁䑰瑡㩡潌慣㩬楍牣獯景㩴楗摮睯㩳敔灭牯牡⁹湉整湲瑥䘠汩獥䐺捯浵湥獴䴺捩潲潳瑦唠敳⁲慄慴区癡摥䄠瑴捡浨湥獴䰺䱐ㄭ〮⸲硴t">LPL-1.02.txt</text:a></text:span></text:p>
          </table:table-cell>
          <table:table-cell table:number-columns-repeated="1017"/>
        </table:table-row>
        <table:table-row table:style-name="ro1">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倭⹌硴t⸺㨮楌牢牡㩹慃档獥䄺灰慄慴䰺捯污䴺捩潲潳瑦场湩潤獷吺浥潰慲祲䤠瑮牥敮⁴楆敬㩳潄畣敭瑮㩳楍牣獯景⁴獕牥䐠瑡㩡慓敶⁤瑁慴档敭瑮㩳卍倭⹌硴t">MS-PL.txt</text:a></text:span></text:p>
          </table:table-cell>
          <table:table-cell table:number-columns-repeated="1017"/>
        </table:table-row>
        <table:table-row table:style-name="ro1">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刭⹌硴t⸺㨮楌牢牡㩹慃档獥䄺灰慄慴䰺捯污䴺捩潲潳瑦场湩潤獷吺浥潰慲祲䤠瑮牥敮⁴楆敬㩳潄畣敭瑮㩳楍牣獯景⁴獕牥䐠瑡㩡慓敶⁤瑁慴档敭瑮㩳卍刭⹌硴t">MS-RL.txt</text:a></text:span></text:p>
          </table:table-cell>
          <table:table-cell table:number-columns-repeated="1017"/>
        </table:table-row>
        <table:table-row table:style-name="ro1">
          <table:table-cell table:style-name="ce2" office:value-type="string">
            <text:p>MirOS Licence</text:p>
          </table:table-cell>
          <table:table-cell table:style-name="ce2" office:value-type="string">
            <text:p>MirOS</text:p>
          </table:table-cell>
          <table:table-cell table:style-name="ce6" office:value-type="string">
            <text:p><text:span text:style-name="T1"><text:a xlink:href="http://www.opensource.org/licenses/MirOS">http://www.opensource.org/licenses/MirO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楍佲⹓硴t⸺㨮楌牢牡㩹慃档獥䄺灰慄慴䰺捯污䴺捩潲潳瑦场湩潤獷吺浥潰慲祲䤠瑮牥敮⁴楆敬㩳潄畣敭瑮㩳楍牣獯景⁴獕牥䐠瑡㩡慓敶⁤瑁慴档敭瑮㩳楍佲⹓硴t">MirOS.txt</text:a></text:span></text:p>
          </table:table-cell>
          <table:table-cell table:number-columns-repeated="1017"/>
        </table:table-row>
        <table:table-row table:style-name="ro1">
          <table:table-cell table:style-name="ce2" office:value-type="string">
            <text:p>MIT License</text:p>
          </table:table-cell>
          <table:table-cell table:style-name="ce2" office:value-type="string">
            <text:p>MIT</text:p>
          </table:table-cell>
          <table:table-cell table:style-name="ce6" office:value-type="string">
            <text:p><text:span text:style-name="T1"><text:a xlink:href="http://www.opensource.org/licenses/MIT">http://www.opensource.org/licenses/MI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䥍⹔硴t⸺㨮楌牢牡㩹慃档獥䄺灰慄慴䰺捯污䴺捩潲潳瑦场湩潤獷吺浥潰慲祲䤠瑮牥敮⁴楆敬㩳潄畣敭瑮㩳楍牣獯景⁴獕牥䐠瑡㩡慓敶⁤瑁慴档敭瑮㩳䥍⹔硴t">MIT.txt</text:a></text:span></text:p>
          </table:table-cell>
          <table:table-cell table:number-columns-repeated="1017"/>
        </table:table-row>
        <table:table-row table:style-name="ro1">
          <table:table-cell table:style-name="ce2" office:value-type="string">
            <text:p>Motosoto License</text:p>
          </table:table-cell>
          <table:table-cell table:style-name="ce2" office:value-type="string">
            <text:p>Motosoto</text:p>
          </table:table-cell>
          <table:table-cell table:style-name="ce6" office:value-type="string">
            <text:p><text:span text:style-name="T1"><text:a xlink:href="http://www.opensource.org/licenses/Motosoto">http://www.opensource.org/licenses/Motosoto</text:a></text:span></text:p>
          </table:table-cell>
          <table:table-cell table:style-name="ce2"/>
          <table:table-cell table:style-name="ce2" office:value-type="string">
            <text:p>YES</text:p>
          </table:table-cell>
          <table:table-cell table:style-name="ce16" office:value-type="string">
            <text:p>license mentions the inclusion of a notice in Exhibit A, but no example text identified as Exhibit A in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潍潴潳潴琮瑸㨀⸮䰺扩慲祲䌺捡敨㩳灁䑰瑡㩡潌慣㩬楍牣獯景㩴楗摮睯㩳敔灭牯牡⁹湉整湲瑥䘠汩獥䐺捯浵湥獴䴺捩潲潳瑦唠敳⁲慄慴区癡摥䄠瑴捡浨湥獴䴺瑯獯瑯⹯硴t">Motosoto.txt</text:a></text:span></text:p>
          </table:table-cell>
          <table:table-cell table:number-columns-repeated="1017"/>
        </table:table-row>
        <table:table-row table:style-name="ro1">
          <table:table-cell table:style-name="ce2" office:value-type="string">
            <text:p>Mozilla Public License 1.0</text:p>
          </table:table-cell>
          <table:table-cell table:style-name="ce2" office:value-type="string">
            <text:p>MPL-1.0</text:p>
          </table:table-cell>
          <table:table-cell table:style-name="ce5" office:value-type="string">
            <text:p>http://www.mozilla.org/MPL/MPL-1.0.html</text:p>
            <text:p>http://www.opensource.org/licenses/mozilla1.0</text:p>
          </table:table-cell>
          <table:table-cell table:style-name="ce2" office:value-type="string">
            <text:p>This license has been superseded by v1.1</text:p>
          </table:table-cell>
          <table:table-cell table:style-name="ce2" office:value-type="string">
            <text:p>YES</text:p>
          </table:table-cell>
          <table:table-cell table:style-name="ce17"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 _______________________.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0.txt</text:a></text:span></text:p>
          </table:table-cell>
          <table:table-cell table:number-columns-repeated="1017"/>
        </table:table-row>
        <table:table-row table:style-name="ro1">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_______________. All Rights Reserved.</text:p>
            <text:p/>
            <text:p>Contributor(s): ______________________________________.</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1.txt</text:a></text:span></text:p>
          </table:table-cell>
          <table:table-cell table:number-columns-repeated="1017"/>
        </table:table-row>
        <table:table-row table:style-name="ro1">
          <table:table-cell table:style-name="ce2" office:value-type="string">
            <text:p>Mozilla Public License 2.0</text:p>
          </table:table-cell>
          <table:table-cell table:style-name="ce2" office:value-type="string">
            <text:p>MPL-2.0</text:p>
          </table:table-cell>
          <table:table-cell table:style-name="ce9" office:value-type="string">
            <text:p>http://www.mozilla.org/MPL/2.0/</text:p>
            <text:p>http://opensource.org/licenses/MPL-2.0</text:p>
          </table:table-cell>
          <table:table-cell table:style-name="ce2" office:value-type="string">
            <text:p>This license was released in January 2012.</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2.0.txt</text:a></text:span></text:p>
          </table:table-cell>
          <table:table-cell table:number-columns-repeated="1017"/>
        </table:table-row>
        <table:table-row table:style-name="ro1">
          <table:table-cell table:style-name="ce2" office:value-type="string">
            <text:p>Multics License</text:p>
          </table:table-cell>
          <table:table-cell table:style-name="ce2" office:value-type="string">
            <text:p>Multics</text:p>
          </table:table-cell>
          <table:table-cell table:style-name="ce6" office:value-type="string">
            <text:p><text:span text:style-name="T1"><text:a xlink:href="http://www.opensource.org/licenses/Multics">http://www.opensource.org/licenses/Multic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畍瑬捩⹳硴t⸺㨮楌牢牡㩹慃档獥䄺灰慄慴䰺捯污䴺捩潲潳瑦场湩潤獷吺浥潰慲祲䤠瑮牥敮⁴楆敬㩳潄畣敭瑮㩳楍牣獯景⁴獕牥䐠瑡㩡慓敶⁤瑁慴档敭瑮㩳畍瑬捩⹳硴t">Multics.txt</text:a></text:span></text:p>
          </table:table-cell>
          <table:table-cell table:number-columns-repeated="1017"/>
        </table:table-row>
        <table:table-row table:style-name="ro1">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䅎䅓ㄭ㌮琮瑸㨀⸮䰺扩慲祲䌺捡敨㩳灁䑰瑡㩡潌慣㩬楍牣獯景㩴楗摮睯㩳敔灭牯牡⁹湉整湲瑥䘠汩獥䐺捯浵湥獴䴺捩潲潳瑦唠敳⁲慄慴区癡摥䄠瑴捡浨湥獴为十ⵁ⸱⸳硴t">NASA-1.3.txt</text:a></text:span></text:p>
          </table:table-cell>
          <table:table-cell table:number-columns-repeated="1017"/>
        </table:table-row>
        <table:table-row table:style-name="ro1">
          <table:table-cell table:style-name="ce2" office:value-type="string">
            <text:p>Naumen Public License</text:p>
          </table:table-cell>
          <table:table-cell table:style-name="ce2" office:value-type="string">
            <text:p>Naumen</text:p>
          </table:table-cell>
          <table:table-cell table:style-name="ce6" office:value-type="string">
            <text:p><text:span text:style-name="T1"><text:a xlink:href="http://www.opensource.org/licenses/Naumen">http://www.opensource.org/licenses/Naumen</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慎浵湥琮瑸㨀⸮䰺扩慲祲䌺捡敨㩳灁䑰瑡㩡潌慣㩬楍牣獯景㩴楗摮睯㩳敔灭牯牡⁹湉整湲瑥䘠汩獥䐺捯浵湥獴䴺捩潲潳瑦唠敳⁲慄慴区癡摥䄠瑴捡浨湥獴为畡敭⹮硴t">Naumen.txt</text:a></text:span></text:p>
          </table:table-cell>
          <table:table-cell table:number-columns-repeated="1017"/>
        </table:table-row>
        <table:table-row table:style-name="ro1">
          <table:table-cell table:style-name="ce2" office:value-type="string">
            <text:p>Nethack General Public License</text:p>
          </table:table-cell>
          <table:table-cell table:style-name="ce2" office:value-type="string">
            <text:p>NGPL</text:p>
          </table:table-cell>
          <table:table-cell table:style-name="ce6" office:value-type="string">
            <text:p><text:span text:style-name="T1"><text:a xlink:href="http://www.opensource.org/licenses/NGPL">http://www.opensource.org/licenses/NGPL</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䝎䱐琮瑸㨀⸮䰺扩慲祲䌺捡敨㩳灁䑰瑡㩡潌慣㩬楍牣獯景㩴楗摮睯㩳敔灭牯牡⁹湉整湲瑥䘠汩獥䐺捯浵湥獴䴺捩潲潳瑦唠敳⁲慄慴区癡摥䄠瑴捡浨湥獴为假⹌硴t">NGPL.txt</text:a></text:span></text:p>
          </table:table-cell>
          <table:table-cell table:number-columns-repeated="1017"/>
        </table:table-row>
        <table:table-row table:style-name="ro1">
          <table:table-cell table:style-name="ce2" office:value-type="string">
            <text:p>Nokia Open Source License</text:p>
          </table:table-cell>
          <table:table-cell table:style-name="ce2" office:value-type="string">
            <text:p>Nokia</text:p>
          </table:table-cell>
          <table:table-cell table:style-name="ce6" office:value-type="string">
            <text:p><text:span text:style-name="T1"><text:a xlink:href="http://www.opensource.org/licenses/nokia">http://www.opensource.org/licenses/noki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潎楫⹡硴t⸺㨮楌牢牡㩹慃档獥䄺灰慄慴䰺捯污䴺捩潲潳瑦场湩潤獷吺浥潰慲祲䤠瑮牥敮⁴楆敬㩳潄畣敭瑮㩳楍牣獯景⁴獕牥䐠瑡㩡慓敶⁤瑁慴档敭瑮㩳潎楫⹡硴t">Nokia.txt</text:a></text:span></text:p>
          </table:table-cell>
          <table:table-cell table:number-columns-repeated="1017"/>
        </table:table-row>
        <table:table-row table:style-name="ro1">
          <table:table-cell table:style-name="ce2" office:value-type="string">
            <text:p>Non-Profit Open Software License 3.0</text:p>
          </table:table-cell>
          <table:table-cell table:style-name="ce2" office:value-type="string">
            <text:p>NPOSL-3.0</text:p>
          </table:table-cell>
          <table:table-cell table:style-name="ce6" office:value-type="string">
            <text:p><text:span text:style-name="T1"><text:a xlink:href="http://www.opensource.org/licenses/NOSL3.0">http://www.opensource.org/licenses/NOSL3.0</text:a></text:span></text:p>
          </table:table-cell>
          <table:table-cell table:style-name="ce2"/>
          <table:table-cell table:style-name="ce2" office:value-type="string">
            <text:p>YES</text:p>
          </table:table-cell>
          <table:table-cell table:style-name="ce12" office:value-type="string">
            <text:p>Licensed under the Non-Profit Open Softwar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偎协ⵌ⸳⸰硴t⸺㨮楌牢牡㩹慃档獥䄺灰慄慴䰺捯污䴺捩潲潳瑦场湩潤獷吺浥潰慲祲䤠瑮牥敮⁴楆敬㩳潄畣敭瑮㩳楍牣獯景⁴獕牥䐠瑡㩡慓敶⁤瑁慴档敭瑮㩳偎协ⵌ⸳⸰硴t">NPOSL-3.0.txt</text:a></text:span></text:p>
          </table:table-cell>
          <table:table-cell table:number-columns-repeated="1017"/>
        </table:table-row>
        <table:table-row table:style-name="ro1">
          <table:table-cell table:style-name="ce2" office:value-type="string">
            <text:p>NTP License</text:p>
          </table:table-cell>
          <table:table-cell table:style-name="ce2" office:value-type="string">
            <text:p>NTP</text:p>
          </table:table-cell>
          <table:table-cell table:style-name="ce6" office:value-type="string">
            <text:p><text:span text:style-name="T1"><text:a xlink:href="http://www.opensource.org/licenses/NTP">http://www.opensource.org/licenses/NTP</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呎⹐硴t⸺㨮楌牢牡㩹慃档獥䄺灰慄慴䰺捯污䴺捩潲潳瑦场湩潤獷吺浥潰慲祲䤠瑮牥敮⁴楆敬㩳潄畣敭瑮㩳楍牣獯景⁴獕牥䐠瑡㩡慓敶⁤瑁慴档敭瑮㩳呎⹐硴t">NTP.txt</text:a></text:span></text:p>
          </table:table-cell>
          <table:table-cell table:number-columns-repeated="1017"/>
        </table:table-row>
        <table:table-row table:style-name="ro1">
          <table:table-cell table:style-name="ce2" office:value-type="string">
            <text:p>OCLC Research Public License 2.0</text:p>
          </table:table-cell>
          <table:table-cell table:style-name="ce2" office:value-type="string">
            <text:p>OCLC-2.0</text:p>
          </table:table-cell>
          <table:table-cell table:style-name="ce6" office:value-type="string">
            <text:p><text:a xlink:href="http://www.oclc.org/research/activities/software/license/v2final.htm">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12" office:value-type="string">
            <text:p>Copyright (c) 2000- (insert then current year) OCLC Online Computer Library Center, Inc. and other contributors. All rights reserved. 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he Original Code is ______________________________. The Initial Developer of the Original Code is ________________________. Portions created by ______________________ are Copyright (C) _____ _______________________. All Rights Reserved. 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䍏䍌㈭〮琮瑸㨀⸮䰺扩慲祲䌺捡敨㩳灁䑰瑡㩡潌慣㩬楍牣獯景㩴楗摮睯㩳敔灭牯牡⁹湉整湲瑥䘠汩獥䐺捯浵湥獴䴺捩潲潳瑦唠敳⁲慄慴区癡摥䄠瑴捡浨湥獴伺䱃ⵃ⸲⸰硴t">OCLC-2.0.txt</text:a></text:span></text:p>
          </table:table-cell>
          <table:table-cell table:number-columns-repeated="1017"/>
        </table:table-row>
        <table:table-row table:style-name="ro1">
          <table:table-cell table:style-name="ce2" office:value-type="string">
            <text:p>ODC Open Database License v1.0</text:p>
          </table:table-cell>
          <table:table-cell table:style-name="ce2" office:value-type="string">
            <text:p>ODbL-1.0</text:p>
          </table:table-cell>
          <table:table-cell table:style-name="ce5" office:value-type="string">
            <text:p><text:span text:style-name="T2"><text:a xlink:href="http://www.opendatacommons.org/licenses/odbl/1.0/">http://www.opendatacommons.org/licenses/odbl/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䑏䱢ㄭ〮琮瑸㨀⸮䰺扩慲祲䌺捡敨㩳灁䑰瑡㩡潌慣㩬楍牣獯景㩴楗摮睯㩳敔灭牯牡⁹湉整湲瑥䘠汩獥䐺捯浵湥獴䴺捩潲潳瑦唠敳⁲慄慴区癡摥䄠瑴捡浨湥獴伺扄ⵌ⸱⸰硴t">ODbL-1.0.txt</text:a></text:span></text:p>
          </table:table-cell>
          <table:table-cell table:number-columns-repeated="1017"/>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5" office:value-type="string">
            <text:p>http://opendatacommons.org/licenses/pddl/1.0/</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䑐䱄ㄭ〮琮瑸㨀⸮䰺扩慲祲䌺捡敨㩳灁䑰瑡㩡潌慣㩬楍牣獯景㩴楗摮睯㩳敔灭牯牡⁹湉整湲瑥䘠汩獥䐺捯浵湥獴䴺捩潲潳瑦唠敳⁲慄慴区癡摥䄠瑴捡浨湥獴债䑄ⵌ⸱⸰硴t">PDDL-1.0.txt</text:a></text:span></text:p>
          </table:table-cell>
          <table:table-cell table:number-columns-repeated="1017"/>
        </table:table-row>
        <table:table-row table:style-name="ro1">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䝏協⹌硴t⸺㨮楌牢牡㩹慃档獥䄺灰慄慴䰺捯污䴺捩潲潳瑦场湩潤獷吺浥潰慲祲䤠瑮牥敮⁴楆敬㩳潄畣敭瑮㩳楍牣獯景⁴獕牥䐠瑡㩡慓敶⁤瑁慴档敭瑮㩳䝏協⹌硴t">OGTSL.txt</text:a></text:span></text:p>
          </table:table-cell>
          <table:table-cell table:number-columns-repeated="1017"/>
        </table:table-row>
        <table:table-row table:style-name="ro1">
          <table:table-cell table:style-name="ce2" office:value-type="string">
            <text:p>Open Software License 1.0</text:p>
          </table:table-cell>
          <table:table-cell table:style-name="ce2" office:value-type="string">
            <text:p>OSL-1.0</text:p>
          </table:table-cell>
          <table:table-cell table:style-name="ce6" office:value-type="string">
            <text:p><text:span text:style-name="T1"><text:a xlink:href="http://www.opensource.org/licenses/osl-1.0">http://www.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1.0.txt</text:a></text:span></text:p>
          </table:table-cell>
          <table:table-cell table:number-columns-repeated="1017"/>
        </table:table-row>
        <table:table-row table:style-name="ro1">
          <table:table-cell table:style-name="ce2" office:value-type="string">
            <text:p>Open Software License 2.0</text:p>
          </table:table-cell>
          <table:table-cell table:style-name="ce2" office:value-type="string">
            <text:p>OSL-2.0</text:p>
          </table:table-cell>
          <table:table-cell table:style-name="ce6" office:value-type="string">
            <text:p><text:span text:style-name="T1"><text:a xlink:href="http://web.archive.org/web/20041020171434/http://www.rosenlaw.com/osl2.0.html">http://web.archive.org/web/20041020171434/http://www.rosenlaw.com/osl2.0.html</text:a></text:span></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0.txt</text:a></text:span></text:p>
          </table:table-cell>
          <table:table-cell table:number-columns-repeated="1017"/>
        </table:table-row>
        <table:table-row table:style-name="ro1">
          <table:table-cell table:style-name="ce2" office:value-type="string">
            <text:p>Open Software License 2.1</text:p>
          </table:table-cell>
          <table:table-cell table:style-name="ce2" office:value-type="string">
            <text:p>OSL-2.1</text:p>
          </table:table-cell>
          <table:table-cell table:style-name="ce6" office:value-type="string">
            <text:p><text:span text:style-name="T1"><text:a xlink:href="http://web.archive.org/web/20050212003940/http://www.rosenlaw.com/osl21.htm">http://web.archive.org/web/20050212003940/http://www.rosenlaw.com/osl21.htm</text:a></text:span></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1.txt</text:a></text:span></text:p>
          </table:table-cell>
          <table:table-cell table:number-columns-repeated="1017"/>
        </table:table-row>
        <table:table-row table:style-name="ro1">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3.0.txt</text:a></text:span></text:p>
          </table:table-cell>
          <table:table-cell table:number-columns-repeated="1017"/>
        </table:table-row>
        <table:table-row table:style-name="ro1">
          <table:table-cell table:style-name="ce2" office:value-type="string">
            <text:p>OpenLDAP Public License v2.8</text:p>
          </table:table-cell>
          <table:table-cell table:style-name="ce2" office:value-type="string">
            <text:p>OLDAP-2.8</text:p>
          </table:table-cell>
          <table:table-cell table:style-name="ce6" office:value-type="string">
            <text:p><text:span text:style-name="T1"><text:a xlink:href="http://www.openldap.org/software/release/license.html">http://www.openldap.org/software/release/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䱏䅄ⵐ⸲⸸硴t⸺㨮楌牢牡㩹慃档獥䄺灰慄慴䰺捯污䴺捩潲潳瑦场湩潤獷吺浥潰慲祲䤠瑮牥敮⁴楆敬㩳潄畣敭瑮㩳楍牣獯景⁴獕牥䐠瑡㩡慓敶⁤瑁慴档敭瑮㩳䱏䅄ⵐ⸲⸸硴t">OLDAP-2.8.txt</text:a></text:span></text:p>
          </table:table-cell>
          <table:table-cell table:number-columns-repeated="1017"/>
        </table:table-row>
        <table:table-row table:style-name="ro1">
          <table:table-cell table:style-name="ce2" office:value-type="string">
            <text:p>OpenSSL License</text:p>
          </table:table-cell>
          <table:table-cell table:style-name="ce2" office:value-type="string">
            <text:p>OpenSSL</text:p>
          </table:table-cell>
          <table:table-cell table:style-name="ce6" office:value-type="string">
            <text:p><text:span text:style-name="T1"><text:a xlink:href="http://www.openssl.org/source/license.html">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灏湥卓⹌硴t⸺㨮楌牢牡㩹慃档獥䄺灰慄慴䰺捯污䴺捩潲潳瑦场湩潤獷吺浥潰慲祲䤠瑮牥敮⁴楆敬㩳潄畣敭瑮㩳楍牣獯景⁴獕牥䐠瑡㩡慓敶⁤瑁慴档敭瑮㩳灏湥卓⹌硴t">OpenSSL.txt</text:a></text:span></text:p>
          </table:table-cell>
          <table:table-cell table:style-name="ce23" table:number-columns-repeated="1017"/>
        </table:table-row>
        <table:table-row table:style-name="ro1">
          <table:table-cell table:style-name="ce2" office:value-type="string">
            <text:p>PHP License v3.0</text:p>
          </table:table-cell>
          <table:table-cell table:style-name="ce2" office:value-type="string">
            <text:p>PHP-3.0</text:p>
          </table:table-cell>
          <table:table-cell table:style-name="ce6" office:value-type="string">
            <text:p><text:a xlink:href="http://www.opensource.org/licenses/PHP-3.0">http://www.opensource.org/licenses/PHP-3.0
http://www.php.net/license/3_0.txt</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䡐ⵐ⸳⸰硴t⸺㨮楌牢牡㩹慃档獥䄺灰慄慴䰺捯污䴺捩潲潳瑦场湩潤獷吺浥潰慲祲䤠瑮牥敮⁴楆敬㩳潄畣敭瑮㩳楍牣獯景⁴獕牥䐠瑡㩡慓敶⁤瑁慴档敭瑮㩳䡐ⵐ⸳⸰硴t">PHP-3.0.txt</text:a></text:span></text:p>
          </table:table-cell>
          <table:table-cell table:number-columns-repeated="1017"/>
        </table:table-row>
        <table:table-row table:style-name="ro1">
          <table:table-cell table:style-name="ce2" office:value-type="string">
            <text:p>PHP LIcense v3.01</text:p>
          </table:table-cell>
          <table:table-cell table:style-name="ce2" office:value-type="string">
            <text:p>PHP-3.01</text:p>
          </table:table-cell>
          <table:table-cell table:style-name="ce6"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table-cell table:style-name="ce12"/>
          <table:table-cell table:style-name="ce20"/>
          <table:table-cell table:number-columns-repeated="1017"/>
        </table:table-row>
        <table:table-row table:style-name="ro1">
          <table:table-cell table:style-name="ce2" office:value-type="string">
            <text:p>PostgreSQL License</text:p>
          </table:table-cell>
          <table:table-cell table:style-name="ce2" office:value-type="string">
            <text:p>PostgreSQL</text:p>
          </table:table-cell>
          <table:table-cell table:style-name="ce5" office:value-type="string">
            <text:p>http://www.postgresql.org/about/licence</text:p>
            <text:p>http://www.opensource.org/licenses/PostgreSQ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潐瑳牧卥䱑琮瑸㨀⸮䰺扩慲祲䌺捡敨㩳灁䑰瑡㩡潌慣㩬楍牣獯景㩴楗摮睯㩳敔灭牯牡⁹湉整湲瑥䘠汩獥䐺捯浵湥獴䴺捩潲潳瑦唠敳⁲慄慴区癡摥䄠瑴捡浨湥獴债獯杴敲兓⹌硴t">PostgreSQL.txt</text:a></text:span></text:p>
          </table:table-cell>
          <table:table-cell table:number-columns-repeated="1017"/>
        </table:table-row>
        <table:table-row table:style-name="ro1">
          <table:table-cell table:style-name="ce2" office:value-type="string">
            <text:p>Python License 2.0</text:p>
          </table:table-cell>
          <table:table-cell table:style-name="ce2" office:value-type="string">
            <text:p>Python-2.0</text:p>
          </table:table-cell>
          <table:table-cell table:style-name="ce5" office:value-type="string">
            <text:p><text:span text:style-name="T2"><text:a xlink:href="http://www.opensource.org/licenses/Python-2.0">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祐桴湯㈭〮琮瑸㨀⸮䰺扩慲祲䌺捡敨㩳灁䑰瑡㩡潌慣㩬楍牣獯景㩴楗摮睯㩳敔灭牯牡⁹湉整湲瑥䘠汩獥䐺捯浵湥獴䴺捩潲潳瑦唠敳⁲慄慴区癡摥䄠瑴捡浨湥獴债瑹潨⵮⸲⸰硴t">Python-2.0.txt</text:a></text:span></text:p>
          </table:table-cell>
          <table:table-cell table:number-columns-repeated="1017"/>
        </table:table-row>
        <table:table-row table:style-name="ro1">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偑ⵌ⸱⸰硴t⸺㨮楌牢牡㩹慃档獥䄺灰慄慴䰺捯污䴺捩潲潳瑦场湩潤獷吺浥潰慲祲䤠瑮牥敮⁴楆敬㩳潄畣敭瑮㩳楍牣獯景⁴獕牥䐠瑡㩡慓敶⁤瑁慴档敭瑮㩳偑ⵌ⸱⸰硴t">QPL-1.0.txt</text:a></text:span></text:p>
          </table:table-cell>
          <table:table-cell table:number-columns-repeated="1017"/>
        </table:table-row>
        <table:table-row table:style-name="ro1">
          <table:table-cell table:style-name="ce2" office:value-type="string">
            <text:p>RealNetworks Public Source License v1.0</text:p>
          </table:table-cell>
          <table:table-cell table:style-name="ce2" office:value-type="string">
            <text:p>RPSL-1.0</text:p>
          </table:table-cell>
          <table:table-cell table:style-name="ce5"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____________________________________</text:p>
            <text:p/>
            <text:p>Technology Compatibility Kit Test Suite(s) Location (if licensed under the RCSL):</text:p>
            <text:p/>
            <text:p>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䱓ㄭ〮琮瑸㨀⸮䰺扩慲祲䌺捡敨㩳灁䑰瑡㩡潌慣㩬楍牣獯景㩴楗摮睯㩳敔灭牯牡⁹湉整湲瑥䘠汩獥䐺捯浵湥獴䴺捩潲潳瑦唠敳⁲慄慴区癡摥䄠瑴捡浨湥獴刺卐ⵌ⸱⸰硴t">RPSL-1.0.txt</text:a></text:span></text:p>
          </table:table-cell>
          <table:table-cell table:number-columns-repeated="1017"/>
        </table:table-row>
        <table:table-row table:style-name="ro1">
          <table:table-cell table:style-name="ce2" office:value-type="string">
            <text:p>Reciprocal Public License 1.5 </text:p>
          </table:table-cell>
          <table:table-cell table:style-name="ce2" office:value-type="string">
            <text:p>RPL-1.5</text:p>
          </table:table-cell>
          <table:table-cell table:style-name="ce6" office:value-type="string">
            <text:p><text:span text:style-name="T1"><text:a xlink:href="http://www.opensource.org/licenses/RPL-1.5">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ⵌ⸱⸵硴t⸺㨮楌牢牡㩹慃档獥䄺灰慄慴䰺捯污䴺捩潲潳瑦场湩潤獷吺浥潰慲祲䤠瑮牥敮⁴楆敬㩳潄畣敭瑮㩳楍牣獯景⁴獕牥䐠瑡㩡慓敶⁤瑁慴档敭瑮㩳偒ⵌ⸱⸵硴t">RPL-1.5.txt</text:a></text:span></text:p>
          </table:table-cell>
          <table:table-cell table:number-columns-repeated="1017"/>
        </table:table-row>
        <table:table-row table:style-name="ro1">
          <table:table-cell table:style-name="ce2" office:value-type="string">
            <text:p>Red Hat eCos Public License v1.1</text:p>
          </table:table-cell>
          <table:table-cell table:style-name="ce2" office:value-type="string">
            <text:p>RHeCos-1.1</text:p>
          </table:table-cell>
          <table:table-cell table:style-name="ce6" office:value-type="string">
            <text:p><text:span text:style-name="T1"><text:a xlink:href="http://ecos.sourceware.org/old-license.html">http://ecos.sourceware.org/old-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䡒䍥獯ㄭㄮ琮瑸㨀⸮䰺扩慲祲䌺捡敨㩳灁䑰瑡㩡潌慣㩬楍牣獯景㩴楗摮睯㩳敔灭牯牡⁹湉整湲瑥䘠汩獥䐺捯浵湥獴䴺捩潲潳瑦唠敳⁲慄慴区癡摥䄠瑴捡浨湥獴刺效潃⵳⸱⸱硴t">RHeCos-1.1.txt</text:a></text:span></text:p>
          </table:table-cell>
          <table:table-cell table:number-columns-repeated="1017"/>
        </table:table-row>
        <table:table-row table:style-name="ro1">
          <table:table-cell table:style-name="ce2" office:value-type="string">
            <text:p>Ricoh Source Code Public License</text:p>
          </table:table-cell>
          <table:table-cell table:style-name="ce2" office:value-type="string">
            <text:p>RSCPL</text:p>
          </table:table-cell>
          <table:table-cell table:style-name="ce6" office:value-type="string">
            <text:p><text:span text:style-name="T1"><text:a xlink:href="http://www.opensource.org/licenses/RSCPL">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卒偃⹌硴t⸺㨮楌牢牡㩹慃档獥䄺灰慄慴䰺捯污䴺捩潲潳瑦场湩潤獷吺浥潰慲祲䤠瑮牥敮⁴楆敬㩳潄畣敭瑮㩳楍牣獯景⁴獕牥䐠瑡㩡慓敶⁤瑁慴档敭瑮㩳卒偃⹌硴t">RSCPL.txt</text:a></text:span></text:p>
          </table:table-cell>
          <table:table-cell table:number-columns-repeated="1017"/>
        </table:table-row>
        <table:table-row table:style-name="ro1">
          <table:table-cell table:style-name="ce2" office:value-type="string">
            <text:p>Ruby License</text:p>
          </table:table-cell>
          <table:table-cell table:style-name="ce2" office:value-type="string">
            <text:p>Ruby</text:p>
          </table:table-cell>
          <table:table-cell table:style-name="ce6" office:value-type="string">
            <text:p><text:span text:style-name="T1"><text:a xlink:href="http://www.ruby-lang.org/en/LICENSE.txt">http://www.ruby-lang.org/en/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畒祢琮瑸㨀⸮䰺扩慲祲䌺捡敨㩳灁䑰瑡㩡潌慣㩬楍牣獯景㩴楗摮睯㩳敔灭牯牡⁹湉整湲瑥䘠汩獥䐺捯浵湥獴䴺捩潲潳瑦唠敳⁲慄慴区癡摥䄠瑴捡浨湥獴刺扵⹹硴t">Ruby.txt</text:a></text:span></text:p>
          </table:table-cell>
          <table:table-cell table:number-columns-repeated="1017"/>
        </table:table-row>
        <table:table-row table:style-name="ro1">
          <table:table-cell table:style-name="ce2" office:value-type="string">
            <text:p>Sax Public Domain Notice</text:p>
          </table:table-cell>
          <table:table-cell table:style-name="ce2" office:value-type="string">
            <text:p>SAX-PD</text:p>
          </table:table-cell>
          <table:table-cell table:style-name="ce5" office:value-type="string">
            <text:p>http://www.saxproject.org/copying.html</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䅓ⵘ䑐琮瑸㨀⸮䰺扩慲祲䌺捡敨㩳灁䑰瑡㩡潌慣㩬楍牣獯景㩴楗摮睯㩳敔灭牯牡⁹湉整湲瑥䘠汩獥䐺捯浵湥獴䴺捩潲潳瑦唠敳⁲慄慴区癡摥䄠瑴捡浨湥獴区塁倭⹄硴t">SAX-PD.txt</text:a></text:span></text:p>
          </table:table-cell>
          <table:table-cell table:number-columns-repeated="1017"/>
        </table:table-row>
        <table:table-row table:style-name="ro1">
          <table:table-cell table:style-name="ce2" office:value-type="string">
            <text:p>SIL Open Font License 1.0</text:p>
          </table:table-cell>
          <table:table-cell table:style-name="ce2" office:value-type="string">
            <text:p>OFL-1.0</text:p>
          </table:table-cell>
          <table:table-cell table:style-name="ce6" office:value-type="string">
            <text:p><text:span text:style-name="T1"><text:a xlink:href="http://scripts.sil.org/cms/scripts/page.php?item_id=OFL10_web">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0.txt</text:a></text:span></text:p>
          </table:table-cell>
          <table:table-cell table:number-columns-repeated="1017"/>
        </table:table-row>
        <table:table-row table:style-name="ro1">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1.txt</text:a></text:span></text:p>
          </table:table-cell>
          <table:table-cell table:number-columns-repeated="1017"/>
        </table:table-row>
        <table:table-row table:style-name="ro1">
          <table:table-cell table:style-name="ce2" office:value-type="string">
            <text:p>Simple Public License 2.0</text:p>
          </table:table-cell>
          <table:table-cell table:style-name="ce2" office:value-type="string">
            <text:p>SimPL-2.0</text:p>
          </table:table-cell>
          <table:table-cell table:style-name="ce6" office:value-type="string">
            <text:p><text:span text:style-name="T1"><text:a xlink:href="http://www.opensource.org/licenses/SimPL-2.0">http://www.opensource.org/licenses/SimPL-2.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楓偭ⵌ⸲⸰硴t⸺㨮楌牢牡㩹慃档獥䄺灰慄慴䰺捯污䴺捩潲潳瑦场湩潤獷吺浥潰慲祲䤠瑮牥敮⁴楆敬㩳潄畣敭瑮㩳楍牣獯景⁴獕牥䐠瑡㩡慓敶⁤瑁慴档敭瑮㩳楓偭ⵌ⸲⸰硴t">SimPL-2.0.txt</text:a></text:span></text:p>
          </table:table-cell>
          <table:table-cell table:number-columns-repeated="1017"/>
        </table:table-row>
        <table:table-row table:style-name="ro1">
          <table:table-cell table:style-name="ce2" office:value-type="string">
            <text:p>Sleepycat License</text:p>
          </table:table-cell>
          <table:table-cell table:style-name="ce2" office:value-type="string">
            <text:p>Sleepycat</text:p>
          </table:table-cell>
          <table:table-cell table:style-name="ce6" office:value-type="string">
            <text:p><text:span text:style-name="T1"><text:a xlink:href="http://www.opensource.org/licenses/Sleepycat">http://www.opensource.org/licenses/Sleepyca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汓敥祰慣⹴硴t⸺㨮楌牢牡㩹慃档獥䄺灰慄慴䰺捯污䴺捩潲潳瑦场湩潤獷吺浥潰慲祲䤠瑮牥敮⁴楆敬㩳潄畣敭瑮㩳楍牣獯景⁴獕牥䐠瑡㩡慓敶⁤瑁慴档敭瑮㩳汓敥祰慣⹴硴t">Sleepycat.txt</text:a></text:span></text:p>
          </table:table-cell>
          <table:table-cell table:number-columns-repeated="1017"/>
        </table:table-row>
        <table:table-row table:style-name="ro1">
          <table:table-cell table:style-name="ce2" office:value-type="string">
            <text:p>SugarCRM Public License v1.1.3</text:p>
          </table:table-cell>
          <table:table-cell table:style-name="ce2" office:value-type="string">
            <text:p>SugarCRM-1.1.3</text:p>
          </table:table-cell>
          <table:table-cell table:style-name="ce6" office:value-type="string">
            <text:p><text:span text:style-name="T1"><text:a xlink:href="http://www.sugarcrm.com/crm/SPL">http://www.sugarcrm.com/crm/SPL</text:a></text:span></text:p>
          </table:table-cell>
          <table:table-cell table:style-name="ce10" office:value-type="string">
            <text:p>Applies to Sugar Open Source Edition v1 through v4. </text:p>
            <text:p>The SugarCRM Public License Version ("SPL") consists of the Mozilla Public License Version 1.1, modified to be specific to SugarCRM, with the Additional Terms in Exhibit B. The original Mozilla Public License 1.1 can be found at: http://www.mozilla.org/MPL/MPL-1.1.html</text:p>
          </table:table-cell>
          <table:table-cell table:style-name="ce10"/>
          <table:table-cell table:style-name="ce2" office:value-type="string">
            <text:p>SugarCRM Public License 1.1.3 - Exhibit A</text:p>
            <text:p/>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畓慧䍲䵒ㄭㄮ㌮琮瑸㨀⸮䰺扩慲祲䌺捡敨㩳灁䑰瑡㩡潌慣㩬楍牣獯景㩴楗摮睯㩳敔灭牯牡⁹湉整湲瑥䘠汩獥䐺捯浵湥獴䴺捩潲潳瑦唠敳⁲慄慴区癡摥䄠瑴捡浨湥獴区杵牡剃ⵍ⸱⸱⸳硴t">SugarCRM-1.1.3.txt</text:a></text:span></text:p>
          </table:table-cell>
          <table:table-cell table:number-columns-repeated="1017"/>
        </table:table-row>
        <table:table-row table:style-name="ro1">
          <table:table-cell table:style-name="ce2" office:value-type="string">
            <text:p>Sun Public License v1.0</text:p>
          </table:table-cell>
          <table:table-cell table:style-name="ce2" office:value-type="string">
            <text:p>SPL-1.0</text:p>
          </table:table-cell>
          <table:table-cell table:style-name="ce6" office:value-type="string">
            <text:p><text:span text:style-name="T1"><text:a xlink:href="http://www.opensource.org/licenses/SPL-1.0">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_________________. The Initial Developer of the Original Code is ___________. Portions created by ______ are Copyright (C)_________. All Rights Reserved. <text:s/>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SPL, indicate your decision by deleting the provisions above and replace them with the notice and other provisions required by the [___] License. If you do not delete the provisions above, a recipient may use your version of this file under either the S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偓ⵌ⸱⸰硴t⸺㨮楌牢牡㩹慃档獥䄺灰慄慴䰺捯污䴺捩潲潳瑦场湩潤獷吺浥潰慲祲䤠瑮牥敮⁴楆敬㩳潄畣敭瑮㩳楍牣獯景⁴獕牥䐠瑡㩡慓敶⁤瑁慴档敭瑮㩳偓ⵌ⸱⸰硴t">SPL-1.0.txt</text:a></text:span></text:p>
          </table:table-cell>
          <table:table-cell table:number-columns-repeated="1017"/>
        </table:table-row>
        <table:table-row table:style-name="ro1">
          <table:table-cell table:style-name="ce2" office:value-type="string">
            <text:p>Sybase Open Watcom Public License 1.0</text:p>
          </table:table-cell>
          <table:table-cell table:style-name="ce2" office:value-type="string">
            <text:p>Watcom-1.0</text:p>
          </table:table-cell>
          <table:table-cell table:style-name="ce6" office:value-type="string">
            <text:p><text:span text:style-name="T1"><text:a xlink:href="http://www.opensource.org/licenses/Watcom-1.0">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慗捴浯ㄭ〮琮瑸㨀⸮䰺扩慲祲䌺捡敨㩳灁䑰瑡㩡潌慣㩬楍牣獯景㩴楗摮睯㩳敔灭牯牡⁹湉整湲瑥䘠汩獥䐺捯浵湥獴䴺捩潲潳瑦唠敳⁲慄慴区癡摥䄠瑴捡浨湥獴场瑡潣⵭⸱⸰硴t">Watcom-1.0.txt</text:a></text:span></text:p>
          </table:table-cell>
          <table:table-cell table:number-columns-repeated="1017"/>
        </table:table-row>
        <table:table-row table:style-name="ro1">
          <table:table-cell table:style-name="ce2" office:value-type="string">
            <text:p>University of Illinois/NCSA Open Source License</text:p>
          </table:table-cell>
          <table:table-cell table:style-name="ce2" office:value-type="string">
            <text:p>NCSA</text:p>
          </table:table-cell>
          <table:table-cell table:style-name="ce5" office:value-type="string">
            <text:p>http://otm.illinois.edu/uiuc_openSource</text:p>
            <text:p>http://www.opensource.org/licenses/NCS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䍎䅓琮瑸㨀⸮䰺扩慲祲䌺捡敨㩳灁䑰瑡㩡潌慣㩬楍牣獯景㩴楗摮睯㩳敔灭牯牡⁹湉整湲瑥䘠汩獥䐺捯浵湥獴䴺捩潲潳瑦唠敳⁲慄慴区癡摥䄠瑴捡浨湥獴为千⹁硴t">NCSA.txt</text:a></text:span></text:p>
          </table:table-cell>
          <table:table-cell table:number-columns-repeated="1017"/>
        </table:table-row>
        <table:table-row table:style-name="ro1">
          <table:table-cell table:style-name="ce2" office:value-type="string">
            <text:p>Vovida Software License v1.0</text:p>
          </table:table-cell>
          <table:table-cell table:style-name="ce2" office:value-type="string">
            <text:p>VSL-1.0</text:p>
          </table:table-cell>
          <table:table-cell table:style-name="ce6" office:value-type="string">
            <text:p><text:span text:style-name="T1"><text:a xlink:href="http://www.opensource.org/licenses/VSL-1.0">http://www.opensource.org/licenses/VSL-1.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卖ⵌ⸱⸰硴t⸺㨮楌牢牡㩹慃档獥䄺灰慄慴䰺捯污䴺捩潲潳瑦场湩潤獷吺浥潰慲祲䤠瑮牥敮⁴楆敬㩳潄畣敭瑮㩳楍牣獯景⁴獕牥䐠瑡㩡慓敶⁤瑁慴档敭瑮㩳卖ⵌ⸱⸰硴t">VSL-1.0.txt</text:a></text:span></text:p>
          </table:table-cell>
          <table:table-cell table:number-columns-repeated="1017"/>
        </table:table-row>
        <table:table-row table:style-name="ro1">
          <table:table-cell table:style-name="ce2" office:value-type="string">
            <text:p>W3C Software and Notice License</text:p>
          </table:table-cell>
          <table:table-cell table:style-name="ce2" office:value-type="string">
            <text:p>W3C</text:p>
          </table:table-cell>
          <table:table-cell table:style-name="ce5"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name_of_software: $distribution_URI</text:p>
            <text:p/>
            <text:p>Copyright © [$date-of-software]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硴t⸺㨮楌牢牡㩹慃档獥䄺灰慄慴䰺捯污䴺捩潲潳瑦场湩潤獷吺浥潰慲祲䤠瑮牥敮⁴楆敬㩳潄畣敭瑮㩳楍牣獯景⁴獕牥䐠瑡㩡慓敶⁤瑁慴档敭瑮㩳㍗⹃硴t">W3C.txt</text:a></text:span></text:p>
          </table:table-cell>
          <table:table-cell table:number-columns-repeated="1017"/>
        </table:table-row>
        <table:table-row table:style-name="ro1">
          <table:table-cell table:style-name="ce2" office:value-type="string">
            <text:p>wxWindows Library License</text:p>
          </table:table-cell>
          <table:table-cell table:style-name="ce2" office:value-type="string">
            <text:p>WXwindows</text:p>
          </table:table-cell>
          <table:table-cell table:style-name="ce5"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6"/>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塗楷摮睯⹳硴t⸺㨮楌牢牡㩹慃档獥䄺灰慄慴䰺捯污䴺捩潲潳瑦场湩潤獷吺浥潰慲祲䤠瑮牥敮⁴楆敬㩳潄畣敭瑮㩳楍牣獯景⁴獕牥䐠瑡㩡慓敶⁤瑁慴档敭瑮㩳塗楷摮睯⹳硴t">WXwindows.txt</text:a></text:span></text:p>
          </table:table-cell>
          <table:table-cell table:number-columns-repeated="1017"/>
        </table:table-row>
        <table:table-row table:style-name="ro1">
          <table:table-cell table:style-name="ce2" office:value-type="string">
            <text:p>X.Net License</text:p>
          </table:table-cell>
          <table:table-cell table:style-name="ce2" office:value-type="string">
            <text:p>Xnet</text:p>
          </table:table-cell>
          <table:table-cell table:style-name="ce6" office:value-type="string">
            <text:p><text:span text:style-name="T1"><text:a xlink:href="http://www.opensource.org/licenses/xnet">http://www.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湘瑥琮瑸㨀⸮䰺扩慲祲䌺捡敨㩳灁䑰瑡㩡潌慣㩬楍牣獯景㩴楗摮睯㩳敔灭牯牡⁹湉整湲瑥䘠汩獥䐺捯浵湥獴䴺捩潲潳瑦唠敳⁲慄慴区癡摥䄠瑴捡浨湥獴堺敮⹴硴t">Xnet.txt</text:a></text:span></text:p>
          </table:table-cell>
          <table:table-cell table:number-columns-repeated="1017"/>
        </table:table-row>
        <table:table-row table:style-name="ro1">
          <table:table-cell table:style-name="ce2" office:value-type="string">
            <text:p>XFree86 License 1.1</text:p>
          </table:table-cell>
          <table:table-cell table:style-name="ce2" office:value-type="string">
            <text:p>XFree86-1.1</text:p>
          </table:table-cell>
          <table:table-cell table:style-name="ce6" office:value-type="string">
            <text:p><text:span text:style-name="T1"><text:a xlink:href="http://www.xfree86.org/current/LICENSE4.html">http://www.xfree86.org/current/LICENSE4.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䙘敲㡥ⴶ⸱⸱硴t⸺㨮楌牢牡㩹慃档獥䄺灰慄慴䰺捯污䴺捩潲潳瑦场湩潤獷吺浥潰慲祲䤠瑮牥敮⁴楆敬㩳潄畣敭瑮㩳楍牣獯景⁴獕牥䐠瑡㩡慓敶⁤瑁慴档敭瑮㩳䙘敲㡥ⴶ⸱⸱硴t">XFree86-1.1.txt</text:a></text:span></text:p>
          </table:table-cell>
          <table:table-cell table:number-columns-repeated="1017"/>
        </table:table-row>
        <table:table-row table:style-name="ro1">
          <table:table-cell table:style-name="ce2" office:value-type="string">
            <text:p>Yahoo! Public License v1.0</text:p>
          </table:table-cell>
          <table:table-cell table:style-name="ce2" office:value-type="string">
            <text:p>YPL-1.0</text:p>
          </table:table-cell>
          <table:table-cell table:style-name="ce6" office:value-type="string">
            <text:p>http://www.zimbra.com/license/yahoo_public_license_1.0.html</text:p>
          </table:table-cell>
          <table:table-cell table:style-name="ce10" table:number-columns-repeated="2"/>
          <table:table-cell table:style-name="ce12"/>
          <table:table-cell table:style-name="ce20"/>
          <table:table-cell table:number-columns-repeated="1017"/>
        </table:table-row>
        <table:table-row table:style-name="ro1">
          <table:table-cell table:style-name="ce2" office:value-type="string">
            <text:p>Yahoo! Public License v1.1</text:p>
          </table:table-cell>
          <table:table-cell table:style-name="ce2" office:value-type="string">
            <text:p>YPL-1.1</text:p>
          </table:table-cell>
          <table:table-cell table:style-name="ce6" office:value-type="string">
            <text:p><text:span text:style-name="T1"><text:a xlink:href="http://www.zimbra.com/license/yahoo_public_license_1.1.html">http://www.zimbra.com/license/yahoo_public_license_1.1.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偙ⵌ⸱⸱硴t⸺㨮楌牢牡㩹慃档獥䄺灰慄慴䰺捯污䴺捩潲潳瑦场湩潤獷吺浥潰慲祲䤠瑮牥敮⁴楆敬㩳潄畣敭瑮㩳楍牣獯景⁴獕牥䐠瑡㩡慓敶⁤瑁慴档敭瑮㩳偙ⵌ⸱⸱硴t">YPL-1.1.txt</text:a></text:span></text:p>
          </table:table-cell>
          <table:table-cell table:number-columns-repeated="1017"/>
        </table:table-row>
        <table:table-row table:style-name="ro1">
          <table:table-cell table:style-name="ce2" office:value-type="string">
            <text:p>Zimbra Public License v1.3</text:p>
          </table:table-cell>
          <table:table-cell table:style-name="ce2" office:value-type="string">
            <text:p>Zimbra-1.3</text:p>
          </table:table-cell>
          <table:table-cell table:style-name="ce6" office:value-type="string">
            <text:p><text:span text:style-name="T1"><text:a xlink:href="http://www.zimbra.com/license/zimbra-public-license-1-3.html">http://www.zimbra.com/license/zimbra-public-license-1-3.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楚扭慲ㄭ㌮琮瑸㨀⸮䰺扩慲祲䌺捡敨㩳灁䑰瑡㩡潌慣㩬楍牣獯景㩴楗摮睯㩳敔灭牯牡⁹湉整湲瑥䘠汩獥䐺捯浵湥獴䴺捩潲潳瑦唠敳⁲慄慴区癡摥䄠瑴捡浨湥獴娺浩牢ⵡ⸱⸳硴t">Zimbra-1.3.txt</text:a></text:span></text:p>
          </table:table-cell>
          <table:table-cell table:number-columns-repeated="1017"/>
        </table:table-row>
        <table:table-row table:style-name="ro1">
          <table:table-cell table:style-name="ce2" office:value-type="string">
            <text:p>zlib License</text:p>
          </table:table-cell>
          <table:table-cell table:style-name="ce2" office:value-type="string">
            <text:p>Zlib</text:p>
          </table:table-cell>
          <table:table-cell table:style-name="ce5" office:value-type="string">
            <text:p>http://www.zlib.net/zlib_license.html</text:p>
            <text:p>http://www.opensource.org/licenses/Zlib</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汚扩琮瑸㨀⸮䰺扩慲祲䌺捡敨㩳灁䑰瑡㩡潌慣㩬楍牣獯景㩴楗摮睯㩳敔灭牯牡⁹湉整湲瑥䘠汩獥䐺捯浵湥獴䴺捩潲潳瑦唠敳⁲慄慴区癡摥䄠瑴捡浨湥獴娺楬⹢硴t">Zlib.txt</text:a></text:span></text:p>
          </table:table-cell>
          <table:table-cell table:number-columns-repeated="1017"/>
        </table:table-row>
        <table:table-row table:style-name="ro1">
          <table:table-cell table:style-name="ce2" office:value-type="string">
            <text:p>Zope Public License 1.1</text:p>
          </table:table-cell>
          <table:table-cell table:style-name="ce2" office:value-type="string">
            <text:p>ZPL-1.1</text:p>
          </table:table-cell>
          <table:table-cell table:style-name="ce6" office:value-type="string">
            <text:p><text:span text:style-name="T1"><text:a xlink:href="http://old.zope.org/Resources/License/ZPL-1.1">http://old.zope.org/Resources/License/ZPL-1.1</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1.1.txt</text:a></text:span></text:p>
          </table:table-cell>
          <table:table-cell table:number-columns-repeated="1017"/>
        </table:table-row>
        <table:table-row table:style-name="ro1">
          <table:table-cell table:style-name="ce2" office:value-type="string">
            <text:p>Zope Public License 2.0</text:p>
          </table:table-cell>
          <table:table-cell table:style-name="ce2" office:value-type="string">
            <text:p>ZPL-2.0</text:p>
          </table:table-cell>
          <table:table-cell table:style-name="ce6" office:value-type="string">
            <text:p>http://old.zope.org/Resources/License/ZPL-2.0</text:p>
            <text:p>http://www.opensource.org/licenses/zpl.php</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0.txt</text:a></text:span></text:p>
          </table:table-cell>
          <table:table-cell table:number-columns-repeated="1017"/>
        </table:table-row>
        <table:table-row table:style-name="ro1">
          <table:table-cell table:style-name="ce2" office:value-type="string">
            <text:p>Zope Public License 2.1</text:p>
          </table:table-cell>
          <table:table-cell table:style-name="ce2" office:value-type="string">
            <text:p>ZPL-2.1</text:p>
          </table:table-cell>
          <table:table-cell table:style-name="ce5" office:value-type="string">
            <text:p>http://old.zope.org/Resources/ZPL/</text:p>
          </table:table-cell>
          <table:table-cell table:style-name="ce10" office:value-type="string">
            <text:p>This is a generic version of the ZPL 2.0 license</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1.txt</text:a></text:span></text:p>
          </table:table-cell>
          <table:table-cell table:number-columns-repeated="1017"/>
        </table:table-row>
        <table:table-row table:style-name="ro1" table:number-rows-repeated="1048407">
          <table:table-cell table:number-columns-repeated="1024"/>
        </table:table-row>
        <table:table-row table:style-name="ro1">
          <table:table-cell table:number-columns-repeated="1024"/>
        </table:table-row>
      </table:table>
      <table:table table:name="FSF" table:style-name="ta2" table:print="false">
        <office:forms form:automatic-focus="false" form:apply-design-mode="false"/>
        <table:table-column table:style-name="co9" table:default-cell-style-name="ce27"/>
        <table:table-column table:style-name="co10" table:default-cell-style-name="ce27"/>
        <table:table-column table:style-name="co11" table:default-cell-style-name="ce27"/>
        <table:table-column table:style-name="co12" table:default-cell-style-name="ce31"/>
        <table:table-column table:style-name="co13" table:default-cell-style-name="ce31"/>
        <table:table-column table:style-name="co14" table:default-cell-style-name="ce27"/>
        <table:table-column table:style-name="co15" table:default-cell-style-name="ce27"/>
        <table:table-column table:style-name="co16" table:number-columns-repeated="250" table:default-cell-style-name="ce27"/>
        <table:table-column table:style-name="co16" table:number-columns-repeated="767" table:default-cell-style-name="Default"/>
        <table:table-row table:style-name="ro2">
          <table:table-cell table:style-name="ce24" office:value-type="string">
            <text:p>FSF license list from : http://www.gnu.org/licenses/license-list.html</text:p>
          </table:table-cell>
          <table:table-cell table:style-name="ce24" office:value-type="string">
            <text:p>on SPDX List?</text:p>
          </table:table-cell>
          <table:table-cell table:style-name="ce24" office:value-type="string">
            <text:p>url for license</text:p>
          </table:table-cell>
          <table:table-cell table:style-name="ce24" office:value-type="string">
            <text:p>suggested license name</text:p>
          </table:table-cell>
          <table:table-cell table:style-name="ce24" office:value-type="string">
            <text:p>Suggested short identifier</text:p>
          </table:table-cell>
          <table:table-cell table:style-name="ce24" office:value-type="string">
            <text:p>Jilayne's two cents</text:p>
          </table:table-cell>
          <table:table-cell table:style-name="ce24" office:value-type="string">
            <text:p>notes on short identifier / check against Fedora</text:p>
          </table:table-cell>
          <table:table-cell table:style-name="ce24" table:number-columns-repeated="1017"/>
        </table:table-row>
        <table:table-row table:style-name="ro2">
          <table:table-cell table:style-name="ce25" office:value-type="string">
            <text:p>Cryptix General License (#CryptixGeneralLicense)</text:p>
          </table:table-cell>
          <table:table-cell table:style-name="ce25" office:value-type="string">
            <text:p>add? <text:s/>actually a BSD 2-clause w/Cryptix name in disclaimer</text:p>
          </table:table-cell>
          <table:table-cell table:style-name="ce25" office:value-type="string">
            <text:p><text:s/>http://www.cryptix.org/LICENSE.TXT</text:p>
          </table:table-cell>
          <table:table-cell table:style-name="ce25" table:number-columns-repeated="4"/>
          <table:table-cell table:style-name="ce26" table:number-columns-repeated="1017"/>
        </table:table-row>
        <table:table-row table:style-name="ro3">
          <table:table-cell table:style-name="ce25" office:value-type="string">
            <text:p>Expat License (#Expat)</text:p>
          </table:table-cell>
          <table:table-cell table:style-name="ce25" office:value-type="string">
            <text:p>really a MIT license</text:p>
          </table:table-cell>
          <table:table-cell table:style-name="ce25" office:value-type="string">
            <text:p>MIT license</text:p>
          </table:table-cell>
          <table:table-cell table:style-name="ce25" table:number-columns-repeated="4"/>
          <table:table-cell table:style-name="ce26" table:number-columns-repeated="1017"/>
        </table:table-row>
        <table:table-row table:style-name="ro2">
          <table:table-cell table:style-name="ce25" office:value-type="string">
            <text:p>The JSON License (#JSON)</text:p>
          </table:table-cell>
          <table:table-cell table:style-name="ce25" office:value-type="string">
            <text:p>Add? (basically an MIT license with additional line about using the software for good not evil)</text:p>
          </table:table-cell>
          <table:table-cell table:style-name="ce25" office:value-type="string">
            <text:p>http://www.json.org/license.html</text:p>
          </table:table-cell>
          <table:table-cell table:style-name="ce25" office:value-type="string">
            <text:p>JSON License</text:p>
          </table:table-cell>
          <table:table-cell table:style-name="ce25" office:value-type="string">
            <text:p>JSON</text:p>
          </table:table-cell>
          <table:table-cell table:style-name="ce25" office:value-type="string">
            <text:p>I would add. Have seen it in the "wild."</text:p>
          </table:table-cell>
          <table:table-cell table:style-name="ce25"/>
          <table:table-cell table:style-name="ce26" table:number-columns-repeated="1017"/>
        </table:table-row>
        <table:table-row table:style-name="ro4">
          <table:table-cell table:style-name="ce25" office:value-type="string">
            <text:p>Aladdin Free Public License (#Aladdin)</text:p>
          </table:table-cell>
          <table:table-cell table:style-name="ce25" office:value-type="string">
            <text:p>add?</text:p>
          </table:table-cell>
          <table:table-cell table:style-name="ce28" office:value-type="string">
            <text:p><text:span text:style-name="T3"><text:a xlink:href="http://pages.cs.wisc.edu/~ghost/doc/AFPL/6.01/Public.htm">http://pages.cs.wisc.edu/~ghost/doc/AFPL/6.01/Public.htm</text:a></text:span></text:p>
          </table:table-cell>
          <table:table-cell table:style-name="ce29" office:value-type="string">
            <text:p>Aladdin Free Public License</text:p>
          </table:table-cell>
          <table:table-cell table:style-name="ce29" office:value-type="string">
            <text:p>Aladdin</text:p>
          </table:table-cell>
          <table:table-cell table:style-name="ce25" office:value-type="string">
            <text:p>I would add. Have seen it in the "wild."</text:p>
          </table:table-cell>
          <table:table-cell table:style-name="ce25"/>
          <table:table-cell table:style-name="ce26" table:number-columns-repeated="1017"/>
        </table:table-row>
        <table:table-row table:style-name="ro5">
          <table:table-cell table:style-name="ce25" office:value-type="string">
            <text:p>Condor Public License (#Condor)</text:p>
          </table:table-cell>
          <table:table-cell table:style-name="ce25" office:value-type="string">
            <text:p>add?</text:p>
          </table:table-cell>
          <table:table-cell table:style-name="ce25" office:value-type="string">
            <text:p>http://research.cs.wisc.edu/condor/license.html#condor</text:p>
          </table:table-cell>
          <table:table-cell table:style-name="ce25" office:value-type="string">
            <text:p>Condor Public License v1.1</text:p>
          </table:table-cell>
          <table:table-cell table:style-name="ce25" office:value-type="string">
            <text:p>Condor-1.1</text:p>
          </table:table-cell>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table:number-columns-repeated="1017"/>
        </table:table-row>
        <table:table-row table:style-name="ro4">
          <table:table-cell table:style-name="ce25" office:value-type="string">
            <text:p>Freetype Project License (#freetype)</text:p>
          </table:table-cell>
          <table:table-cell table:style-name="ce25" office:value-type="string">
            <text:p>add?</text:p>
          </table:table-cell>
          <table:table-cell table:style-name="ce25" office:value-type="string">
            <text:p>http://freetype.fis.uniroma2.it/FTL.TXT</text:p>
          </table:table-cell>
          <table:table-cell table:style-name="ce25" office:value-type="string">
            <text:p>Freetype Project License</text:p>
          </table:table-cell>
          <table:table-cell table:style-name="ce25" office:value-type="string">
            <text:p>FTL</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table:number-columns-repeated="1017"/>
        </table:table-row>
        <table:table-row table:style-name="ro2">
          <table:table-cell table:style-name="ce25" office:value-type="string">
            <text:p>GPL for Computer Programs of the Public Administration (#GPL-PA)</text:p>
          </table:table-cell>
          <table:table-cell table:style-name="ce25" office:value-type="string">
            <text:p>add?</text:p>
          </table:table-cell>
          <table:table-cell table:style-name="ce25" office:value-type="string">
            <text:p>http://www.celepar.pr.gov.br/modules/conteudo/conteudo.php?conteudo=69</text:p>
          </table:table-cell>
          <table:table-cell table:style-name="ce25" table:number-columns-repeated="4"/>
          <table:table-cell table:style-name="ce26" table:number-columns-repeated="1017"/>
        </table:table-row>
        <table:table-row table:style-name="ro2">
          <table:table-cell table:style-name="ce25" office:value-type="string">
            <text:p>Hacktivismo Enhanced-Source Software License Agreement (HESSLA) (#HESSLA)</text:p>
          </table:table-cell>
          <table:table-cell table:style-name="ce25" office:value-type="string">
            <text:p>add?</text:p>
          </table:table-cell>
          <table:table-cell table:style-name="ce25" office:value-type="string">
            <text:p>http://www.hacktivismo.com/about/hessla.php</text:p>
          </table:table-cell>
          <table:table-cell table:style-name="ce25"/>
          <table:table-cell table:style-name="ce25" office:value-type="string">
            <text:p>HESSLA</text:p>
          </table:table-cell>
          <table:table-cell table:style-name="ce25" table:number-columns-repeated="2"/>
          <table:table-cell table:style-name="ce26" table:number-columns-repeated="1017"/>
        </table:table-row>
        <table:table-row table:style-name="ro4">
          <table:table-cell table:style-name="ce25" office:value-type="string">
            <text:p>Independent JPEG Group License (#ijg)</text:p>
          </table:table-cell>
          <table:table-cell table:style-name="ce25" office:value-type="string">
            <text:p>add?</text:p>
          </table:table-cell>
          <table:table-cell table:style-name="ce25" office:value-type="string">
            <text:p>http://dev.w3.org/cvsweb/Amaya/libjpeg/Attic/README?rev=1.2</text:p>
          </table:table-cell>
          <table:table-cell table:style-name="ce25" office:value-type="string">
            <text:p>Independent JPEG Group License</text:p>
          </table:table-cell>
          <table:table-cell table:style-name="ce25" office:value-type="string">
            <text:p>IJG</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table:number-columns-repeated="1017"/>
        </table:table-row>
        <table:table-row table:style-name="ro2">
          <table:table-cell table:style-name="ce25" office:value-type="string">
            <text:p>LaTeX Project Public License 1.3a (#LPPL-1.3a)</text:p>
          </table:table-cell>
          <table:table-cell table:style-name="ce25" office:value-type="string">
            <text:p>add?</text:p>
          </table:table-cell>
          <table:table-cell table:style-name="ce25" office:value-type="string">
            <text:p>http://www.latex-project.org/lppl/lppl-1-3a.txt</text:p>
          </table:table-cell>
          <table:table-cell table:style-name="ce25" office:value-type="string">
            <text:p>LaTeX Project Public License 1.3a </text:p>
          </table:table-cell>
          <table:table-cell table:style-name="ce25" office:value-type="string">
            <text:p>LPPL-1.3a</text:p>
          </table:table-cell>
          <table:table-cell table:style-name="ce25" office:value-type="string">
            <text:p>I would add, we have all the other versions, must have missed this one.</text:p>
          </table:table-cell>
          <table:table-cell table:style-name="ce25"/>
          <table:table-cell table:style-name="ce26" table:number-columns-repeated="1017"/>
        </table:table-row>
        <table:table-row table:style-name="ro6">
          <table:table-cell table:style-name="ce25" office:value-type="string">
            <text:p>Netscape Public License (NPL), versions 1.0 and 1.1 (#NPL)</text:p>
          </table:table-cell>
          <table:table-cell table:style-name="ce25" office:value-type="string">
            <text:p>Add? <text:s/></text:p>
          </table:table-cell>
          <table:table-cell table:style-name="ce25" office:value-type="string">
            <text:p>http://www.mozilla.org/MPL/NPL/1.1/</text:p>
          </table:table-cell>
          <table:table-cell table:style-name="ce25" office:value-type="string">
            <text:p>Netscape Public License v1.0</text:p>
          </table:table-cell>
          <table:table-cell table:style-name="ce25" office:value-type="string">
            <text:p>Netscape-1.0</text:p>
          </table:table-cell>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table:number-columns-repeated="1017"/>
        </table:table-row>
        <table:table-row table:style-name="ro2">
          <table:table-cell table:style-name="ce25" office:value-type="string">
            <text:p>Netscape Public License (NPL), versions 1.0 and 1.1 (#NPL)</text:p>
          </table:table-cell>
          <table:table-cell table:style-name="ce25" office:value-type="string">
            <text:p>Add?</text:p>
          </table:table-cell>
          <table:table-cell table:style-name="ce25" office:value-type="string">
            <text:p>http://www.mozilla.org/MPL/NPL/1.0/</text:p>
          </table:table-cell>
          <table:table-cell table:style-name="ce25" office:value-type="string">
            <text:p>Netscape Public License v1.1</text:p>
          </table:table-cell>
          <table:table-cell table:style-name="ce25" office:value-type="string">
            <text:p>Netscape-1.1</text:p>
          </table:table-cell>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table:number-columns-repeated="1017"/>
        </table:table-row>
        <table:table-row table:style-name="ro2">
          <table:table-cell table:style-name="ce25" office:value-type="string">
            <text:p>Jabber Open Source License, Version 1.0 (#josl)</text:p>
          </table:table-cell>
          <table:table-cell table:style-name="ce25" office:value-type="string">
            <text:p>Add? <text:s/>Author no longer uses or suggests use (OSI approved): specific to Jabber</text:p>
          </table:table-cell>
          <table:table-cell table:style-name="ce25" office:value-type="string">
            <text:p>http://www.opensource.org/licenses/jabberpl</text:p>
          </table:table-cell>
          <table:table-cell table:style-name="ce25" office:value-type="string">
            <text:p>Jabber Open Source License v1.0</text:p>
          </table:table-cell>
          <table:table-cell table:style-name="ce25" office:value-type="string">
            <text:p>Jabber</text:p>
          </table:table-cell>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table:number-columns-repeated="1017"/>
        </table:table-row>
        <table:table-row table:style-name="ro7">
          <table:table-cell table:style-name="ce25" office:value-type="string">
            <text:p>Phorum License, Version 2.0 (#Phorum)</text:p>
          </table:table-cell>
          <table:table-cell table:style-name="ce25" office:value-type="string">
            <text:p>Add? <text:s/>Based on Apache 1.1</text:p>
          </table:table-cell>
          <table:table-cell table:style-name="ce25" office:value-type="string">
            <text:p>http://www.phorum.org/license.txt</text:p>
          </table:table-cell>
          <table:table-cell table:style-name="ce25" table:number-columns-repeated="2"/>
          <table:table-cell table:style-name="ce25" office:value-type="string">
            <text:p>this is essentially a "vanity" Apache 1.1 - should be accomodated via the matching guidelines and then would be matched to Apache 1.1</text:p>
          </table:table-cell>
          <table:table-cell table:style-name="ce25" office:value-type="string">
            <text:p>on Fedora as separate license</text:p>
          </table:table-cell>
          <table:table-cell table:style-name="ce26" table:number-columns-repeated="1017"/>
        </table:table-row>
        <table:table-row table:style-name="ro5">
          <table:table-cell table:style-name="ce25" office:value-type="string">
            <text:p>Zend License, Version 2.0 (#Zend)</text:p>
          </table:table-cell>
          <table:table-cell table:style-name="ce25" office:value-type="string">
            <text:p>Add? <text:s/>Based on BSD original license…advertising clause, etc.</text:p>
          </table:table-cell>
          <table:table-cell table:style-name="ce25" office:value-type="string">
            <text:p>http://www.zend.com/license/2_00.txt</text:p>
          </table:table-cell>
          <table:table-cell table:style-name="ce25" office:value-type="string">
            <text:p>Zend Engine License v2.0</text:p>
          </table:table-cell>
          <table:table-cell table:style-name="ce25" office:value-type="string">
            <text:p>Zend-2.0</text:p>
          </table:table-cell>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table:number-columns-repeated="1017"/>
        </table:table-row>
        <table:table-row table:style-name="ro4">
          <table:table-cell table:style-name="ce25" office:value-type="string">
            <text:p>Netizen Open Source License (NOSL), Version 1.0 (#NOSL)</text:p>
          </table:table-cell>
          <table:table-cell table:style-name="ce25" office:value-type="string">
            <text:p>Add? <text:s/>Based on the MPL1.1</text:p>
          </table:table-cell>
          <table:table-cell table:style-name="ce25" office:value-type="string">
            <text:p>http://bits.netizen.com.au/licenses/NOSL/nosl.txt</text:p>
          </table:table-cell>
          <table:table-cell table:style-name="ce25" office:value-type="string">
            <text:p>Netizen Open Source License</text:p>
          </table:table-cell>
          <table:table-cell table:style-name="ce25" office:value-type="string">
            <text:p>NOSL</text:p>
          </table:table-cell>
          <table:table-cell table:style-name="ce25" office:value-type="string">
            <text:p>I would add. <text:s/>Also on Fedora</text:p>
          </table:table-cell>
          <table:table-cell table:style-name="ce25" office:value-type="string">
            <text:p>Fedora already uses this short identifier</text:p>
          </table:table-cell>
          <table:table-cell table:style-name="ce26" table:number-columns-repeated="1017"/>
        </table:table-row>
        <table:table-row table:style-name="ro6">
          <table:table-cell table:style-name="ce25" office:value-type="string">
            <text:p>SGI Free Software License B, version 2.0 (#SGIFreeB)</text:p>
          </table:table-cell>
          <table:table-cell table:style-name="ce25" office:value-type="string">
            <text:p>Add? <text:s/>Based on X11 license</text:p>
          </table:table-cell>
          <table:table-cell table:style-name="ce25" office:value-type="string">
            <text:p>http://oss.sgi.com/projects/FreeB/SGIFreeSWLicB.2.0.pdf</text:p>
          </table:table-cell>
          <table:table-cell table:style-name="ce25" table:number-columns-repeated="2"/>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table:number-columns-repeated="1017"/>
        </table:table-row>
        <table:table-row table:style-name="ro6">
          <table:table-cell table:style-name="ce25" office:value-type="string">
            <text:p>Open Public License (#OpenPublicL)</text:p>
          </table:table-cell>
          <table:table-cell table:style-name="ce25" office:value-type="string">
            <text:p>Add? <text:s/>FSF indicates not a free license, suggest against adding</text:p>
          </table:table-cell>
          <table:table-cell table:style-name="ce25" office:value-type="string">
            <text:p>https://fedoraproject.org/wiki/Licensing/Open_Public_License</text:p>
          </table:table-cell>
          <table:table-cell table:style-name="ce25" table:number-columns-repeated="2"/>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table:number-columns-repeated="1017"/>
        </table:table-row>
        <table:table-row table:style-name="ro2">
          <table:table-cell table:style-name="ce25" office:value-type="string">
            <text:p>License of Lha (#Lha)</text:p>
          </table:table-cell>
          <table:table-cell table:style-name="ce25" office:value-type="string">
            <text:p>add? <text:s/>Japanese license with english translation</text:p>
          </table:table-cell>
          <table:table-cell table:style-name="ce25" office:value-type="string">
            <text:p>http://packages.debian.org/changelogs/pool/non-free/l/lha/current/copyright</text:p>
          </table:table-cell>
          <table:table-cell table:style-name="ce25" table:number-columns-repeated="2"/>
          <table:table-cell table:style-name="ce25" office:value-type="string">
            <text:p>?? Never seen it before</text:p>
          </table:table-cell>
          <table:table-cell table:style-name="ce25" office:value-type="string">
            <text:p>on Fedora list as "bad"</text:p>
          </table:table-cell>
          <table:table-cell table:style-name="ce26" table:number-columns-repeated="1017"/>
        </table:table-row>
        <table:table-row table:style-name="ro4">
          <table:table-cell table:style-name="ce25" office:value-type="string">
            <text:p>License of imlib2 (#imlib)</text:p>
          </table:table-cell>
          <table:table-cell table:style-name="ce25" office:value-type="string">
            <text:p>add? <text:s/>MIT license equivalent with a source code availability requirement added</text:p>
          </table:table-cell>
          <table:table-cell table:style-name="ce25" office:value-type="string">
            <text:p>http://trac.enlightenment.org/e/browser/trunk/imlib2/COPYING</text:p>
          </table:table-cell>
          <table:table-cell table:style-name="ce25"/>
          <table:table-cell table:style-name="ce25" office:value-type="string">
            <text:p>Imlib2</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4">
          <table:table-cell table:style-name="ce25" office:value-type="string">
            <text:p>The Clear BSD License (#clearbsd)</text:p>
          </table:table-cell>
          <table:table-cell table:style-name="ce25" office:value-type="string">
            <text:p>Add? <text:s/>Modified BSD license with a disclaimer of any patent licenses</text:p>
          </table:table-cell>
          <table:table-cell table:style-name="ce25" office:value-type="string">
            <text:p>http://labs.metacarta.com/license-explanation.html#license</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table:number-columns-repeated="1017"/>
        </table:table-row>
        <table:table-row table:style-name="ro4">
          <table:table-cell table:style-name="ce25" office:value-type="string">
            <text:p>University of Utah Public License (#UtahPublicLicense)</text:p>
          </table:table-cell>
          <table:table-cell table:style-name="ce25" office:value-type="string">
            <text:p>Add? <text:s/>Non free license that does not allow for commercial distribution</text:p>
          </table:table-cell>
          <table:table-cell table:style-name="ce25" office:value-type="string">
            <text:p>http://www.cs.utah.edu/~gk/teem/txt/LICENSE.txt</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4">
          <table:table-cell table:style-name="ce25" office:value-type="string">
            <text:p>Simple Machines License (#SML)</text:p>
          </table:table-cell>
          <table:table-cell table:style-name="ce25" office:value-type="string">
            <text:p>Add? <text:s/>Not a free license--requires author permission to modify</text:p>
          </table:table-cell>
          <table:table-cell table:style-name="ce25" office:value-type="string">
            <text:p>http://www.simplemachines.org/about/smf/license.php</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table:number-columns-repeated="1017"/>
        </table:table-row>
        <table:table-row table:style-name="ro3">
          <table:table-cell table:style-name="ce25" office:value-type="string">
            <text:p>Scilab license (#Scilab)</text:p>
          </table:table-cell>
          <table:table-cell table:style-name="ce25" office:value-type="string">
            <text:p>Add? <text:s/>Not currenlty used by Scilab</text:p>
          </table:table-cell>
          <table:table-cell table:style-name="ce25" office:value-type="string">
            <text:p>http://atoms.scilab.org/licenses/17</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4">
          <table:table-cell table:style-name="ce25" office:value-type="string">
            <text:p>Standard ML of New Jersey Copyright License (#StandardMLofNJ)</text:p>
          </table:table-cell>
          <table:table-cell table:style-name="ce25" office:value-type="string">
            <text:p>Add? <text:s/>Simple free license</text:p>
          </table:table-cell>
          <table:table-cell table:style-name="ce25" office:value-type="string">
            <text:p>http://www.smlnj.org//license.html</text:p>
          </table:table-cell>
          <table:table-cell table:style-name="ce25" table:number-columns-repeated="2"/>
          <table:table-cell table:style-name="ce25" office:value-type="string">
            <text:p>no opinion</text:p>
          </table:table-cell>
          <table:table-cell table:style-name="ce25" office:value-type="string">
            <text:p>Fedora refers to this as "MIT"</text:p>
          </table:table-cell>
          <table:table-cell table:style-name="ce26" table:number-columns-repeated="1017"/>
        </table:table-row>
        <table:table-row table:style-name="ro5">
          <table:table-cell table:style-name="ce25" office:value-type="string">
            <text:p>Unicode, Inc. License Agreement for Data Files and Software (#Unicode)</text:p>
          </table:table-cell>
          <table:table-cell table:style-name="ce25" office:value-type="string">
            <text:p>Add? <text:s/>Simple free license</text:p>
          </table:table-cell>
          <table:table-cell table:style-name="ce25" office:value-type="string">
            <text:p>http://www.unicode.org/copyright.html#Exhibit1</text:p>
          </table:table-cell>
          <table:table-cell table:style-name="ce25" office:value-type="string">
            <text:p>Unicode License Agreement for Data Files and Software</text:p>
          </table:table-cell>
          <table:table-cell table:style-name="ce25"/>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table:number-columns-repeated="1017"/>
        </table:table-row>
        <table:table-row table:style-name="ro2">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4">
          <table:table-cell table:style-name="ce25" office:value-type="string">
            <text:p>Sun Industry Standards Source License 1.0 (#SISSL)</text:p>
          </table:table-cell>
          <table:table-cell table:style-name="ce25" office:value-type="string">
            <text:p>Add? <text:s/>Weak copyleft license</text:p>
          </table:table-cell>
          <table:table-cell table:style-name="ce25" office:value-type="string">
            <text:p>http://www.openoffice.org/licenses/sissl_license.html</text:p>
          </table:table-cell>
          <table:table-cell table:style-name="ce25" office:value-type="string">
            <text:p>Sun Industry Standards Source License</text:p>
          </table:table-cell>
          <table:table-cell table:style-name="ce25" office:value-type="string">
            <text:p>SISSL</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2">
          <table:table-cell table:style-name="ce25" office:value-type="string">
            <text:p>Intel Open Source License (#intel)</text:p>
          </table:table-cell>
          <table:table-cell table:style-name="ce25" office:value-type="string">
            <text:p>add? (BSD 3-clause with additional export clause at end. <text:s/>Was OSI approved, but not used by Intel anymore)</text:p>
          </table:table-cell>
          <table:table-cell table:style-name="ce25" office:value-type="string">
            <text:p>http://www.opensource.org/licenses/intel-open-source-license.html</text:p>
          </table:table-cell>
          <table:table-cell table:style-name="ce25" office:value-type="string">
            <text:p>Intel Open Source License</text:p>
          </table:table-cell>
          <table:table-cell table:style-name="ce25" office:value-type="string">
            <text:p>Intel</text:p>
          </table:table-cell>
          <table:table-cell table:style-name="ce25" office:value-type="string">
            <text:p>I would add. <text:s/></text:p>
          </table:table-cell>
          <table:table-cell table:style-name="ce25" office:value-type="string">
            <text:p>on Fedora list as deprecated</text:p>
          </table:table-cell>
          <table:table-cell table:style-name="ce26" table:number-columns-repeated="1017"/>
        </table:table-row>
        <table:table-row table:style-name="ro2">
          <table:table-cell table:style-name="ce25" office:value-type="string">
            <text:p>GNU All-Permissive License (#GNUAllPermissive)</text:p>
          </table:table-cell>
          <table:table-cell table:style-name="ce25" office:value-type="string">
            <text:p>add? (really a license? Has variations)</text:p>
          </table:table-cell>
          <table:table-cell table:style-name="ce25" office:value-type="string">
            <text:p>http://www.gnu.org/prep/maintain/html_node/License-Notices-for-Other-Files.html</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4">
          <table:table-cell table:style-name="ce25" office:value-type="string">
            <text:p>X11 License (#X11License)</text:p>
          </table:table-cell>
          <table:table-cell table:style-name="ce25" office:value-type="string">
            <text:p>Add…MIT license </text:p>
          </table:table-cell>
          <table:table-cell table:style-name="ce25" office:value-type="string">
            <text:p>http://www.xfree86.org/3.3.6/COPYRIGHT2.html#3</text:p>
          </table:table-cell>
          <table:table-cell table:style-name="ce25" table:number-columns-repeated="2"/>
          <table:table-cell table:style-name="ce25" office:value-type="string">
            <text:p>MIT with additional clause at end about advertising</text:p>
          </table:table-cell>
          <table:table-cell table:style-name="ce25" office:value-type="string">
            <text:p>Fedora refers to this as "MIT"</text:p>
          </table:table-cell>
          <table:table-cell table:style-name="ce26" table:number-columns-repeated="1017"/>
        </table:table-row>
        <table:table-row table:style-name="ro8">
          <table:table-cell table:style-name="ce25" office:value-type="string">
            <text:p>WTFPL, Version 2 (#WTFPL)</text:p>
          </table:table-cell>
          <table:table-cell table:style-name="ce25" office:value-type="string">
            <text:p>Add…permissive license being used currently</text:p>
          </table:table-cell>
          <table:table-cell table:style-name="ce25" office:value-type="string">
            <text:p>http://sam.zoy.org/wtfpl/COPYING</text:p>
          </table:table-cell>
          <table:table-cell table:style-name="ce25" office:value-type="string">
            <text:p>Do What The F*ck You Want To Public License</text:p>
          </table:table-cell>
          <table:table-cell table:style-name="ce25" office:value-type="string">
            <text:p>WTFPL</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5">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3"/>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2">
          <table:table-cell table:style-name="ce25" office:value-type="string">
            <text:p>Old Squeak license (#Squeak)</text:p>
          </table:table-cell>
          <table:table-cell table:style-name="ce25" office:value-type="string">
            <text:p>Could not find license: Squeak project does not even use the squeak license at this point</text:p>
          </table:table-cell>
          <table:table-cell table:style-name="ce25" table:number-columns-repeated="3"/>
          <table:table-cell table:style-name="ce25" office:value-type="string">
            <text:p>could not find old version</text:p>
          </table:table-cell>
          <table:table-cell table:style-name="ce25"/>
          <table:table-cell table:style-name="ce26" table:number-columns-repeated="1017"/>
        </table:table-row>
        <table:table-row table:style-name="ro5">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2"/>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2">
          <table:table-cell table:style-name="ce25" office:value-type="string">
            <text:p>Jahia Community Source License (#Jahia)</text:p>
          </table:table-cell>
          <table:table-cell table:style-name="ce25" office:value-type="string">
            <text:p>Jahia project has moved to GPLv2 with FLOSS exception could not find any copy of the old license</text:p>
          </table:table-cell>
          <table:table-cell table:style-name="ce25" office:value-type="string">
            <text:p>no URL found</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2">
          <table:table-cell table:style-name="ce25" office:value-type="string">
            <text:p>Sun Solaris Source Code (Foundation Release) License, Version 1.1 (#SunSolarisSourceCode)</text:p>
          </table:table-cell>
          <table:table-cell table:style-name="ce25" office:value-type="string">
            <text:p>Not a free license--no right to redistribute</text:p>
          </table:table-cell>
          <table:table-cell table:style-name="ce25" office:value-type="string">
            <text:p>http://www.mibsoftware.com/librock/librock/license/ssscfr.txt</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3">
          <table:table-cell table:style-name="ce25" office:value-type="string">
            <text:p>License of PINE (#PINE)</text:p>
          </table:table-cell>
          <table:table-cell table:style-name="ce25" office:value-type="string">
            <text:p>Not an open source license</text:p>
          </table:table-cell>
          <table:table-cell table:style-name="ce25" table:number-columns-repeated="5"/>
          <table:table-cell table:style-name="ce26" table:number-columns-repeated="1017"/>
        </table:table-row>
        <table:table-row table:style-name="ro2">
          <table:table-cell table:style-name="ce25" office:value-type="string">
            <text:p>Microsoft's Shared Source CLI, C#, and Jscript License (#Ms-SS)</text:p>
          </table:table-cell>
          <table:table-cell table:style-name="ce25" office:value-type="string">
            <text:p>Not an open source license: Not in use</text:p>
          </table:table-cell>
          <table:table-cell table:style-name="ce25" office:value-type="string">
            <text:p>http://fedoraproject.org/wiki/Licensing/Microsoft_Shared_Source_License</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4">
          <table:table-cell table:style-name="ce25" office:value-type="string">
            <text:p>Sun Community Source License (#SunCommunitySourceLicense)</text:p>
          </table:table-cell>
          <table:table-cell table:style-name="ce25" office:value-type="string">
            <text:p>Not considered a FOSS license</text:p>
          </table:table-cell>
          <table:table-cell table:style-name="ce25" office:value-type="string">
            <text:p>http://www.oracle.com/technetwork/java/scsl-1-1-149938.txt</text:p>
          </table:table-cell>
          <table:table-cell table:style-name="ce25" table:number-columns-repeated="2"/>
          <table:table-cell table:style-name="ce25" office:value-type="string">
            <text:p>if used/found still, I'd add</text:p>
          </table:table-cell>
          <table:table-cell table:style-name="ce25"/>
          <table:table-cell table:style-name="ce26" table:number-columns-repeated="1017"/>
        </table:table-row>
        <table:table-row table:style-name="ro6">
          <table:table-cell table:style-name="ce25" office:value-type="string">
            <text:p>BitTorrent Open Source License (#bittorrent)</text:p>
          </table:table-cell>
          <table:table-cell table:style-name="ce25" office:value-type="string">
            <text:p>not currenlty used--derivative of jabber license (Fedora link to license http://fedoraproject.org/wiki/Licensing/BitTorrent_Open_Source_License</text:p>
          </table:table-cell>
          <table:table-cell table:style-name="ce25" office:value-type="string">
            <text:p>link no longer good</text:p>
          </table:table-cell>
          <table:table-cell table:style-name="ce25" office:value-type="string">
            <text:p>BitTorrent Open Source License v1.1</text:p>
          </table:table-cell>
          <table:table-cell table:style-name="ce25" office:value-type="string">
            <text:p>BitTorrent-1.1</text:p>
          </table:table-cell>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table:number-columns-repeated="1017"/>
        </table:table-row>
        <table:table-row table:style-name="ro4">
          <table:table-cell table:style-name="ce25" office:value-type="string">
            <text:p>YaST License (#YaST)</text:p>
          </table:table-cell>
          <table:table-cell table:style-name="ce25" office:value-type="string">
            <text:p>Old Yast license…could not find copy of license…is not used by author</text:p>
          </table:table-cell>
          <table:table-cell table:style-name="ce25" table:number-columns-repeated="5"/>
          <table:table-cell table:style-name="ce26" table:number-columns-repeated="1017"/>
        </table:table-row>
        <table:table-row table:style-name="ro3">
          <table:table-cell table:style-name="ce26" office:value-type="string">
            <text:p>Old license of ksh93 (#ksh93)</text:p>
          </table:table-cell>
          <table:table-cell table:style-name="ce26" office:value-type="string">
            <text:p>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Python 1.6b1 through 2.0 and 2.1 (#PythonOld)</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Python 2.0.1, 2.1.1, and newer versions (#Python)</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License of Ruby (#Ruby)</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the ec fonts for LaTeX (#ecfonts)</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the iMatix Standard Function Library (#iMatix)</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Vim, Version 6.1 or later (#Vim)</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License of WebM (#WebM)</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License of xinetd (#xinetd)</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License of ZLib (#ZLib)</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Old Plan 9 license (#Plan9)</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Netscape JavaScript (#NetscapeJavaScript)</text:p>
          </table:table-cell>
          <table:table-cell table:style-name="ce26" office:value-type="string">
            <text:p>this is not a unique license, but FSF indicating dual license</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Perl 5 and below (#PerlLicense)</text:p>
          </table:table-cell>
          <table:table-cell table:style-name="ce26" office:value-type="string">
            <text:p>this is not a unique license, but FSF indicating dual license</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FreeBSD license (#Free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cademic Free License, all versions through 3.0 (#AcademicFree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pache License, Version 1.0 (#apache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pache License, Version 1.1 (#apache1.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pache License, Version 2.0 (#apache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pple Public Source License (APSL), version 1.x (#apsl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pple Public Source License (APSL), version 2 (#apsl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Artistic License 1.0 (#Artistic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Artistic License 2.0 (#ArtisticLicense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Boost Software License (#boost)</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CC0 (#CC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CeCILL version 2 (#CeCIL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Common Development and Distribution License (CDDL), version 1.0 (#CDD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Common Public Attribution License 1.0 (CPAL) (#CPA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Common Public License Version 1.0 (#CommonPublicLicense1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Eclipse Public License Version 1.0 (#E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eCos license version 2.0 (#eCos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Educational Community License 2.0 (#ECL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Eiffel Forum License, version 2 (#Eiffe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EU DataGrid Software License (#EUDataGri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European Union Public License (EUPL) version 1.1 (#EU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IBM Public License, Version 1.0 (#IBM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ISC License (#ISC)</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aTeX Project Public License 1.2 (#LPPL-1.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ucent Public License Version 1.02 (Plan 9 license) (#lucent10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Microsoft Public License (Ms-PL) (#ms-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Microsoft Reciprocal License (Ms-RL) (#ms-r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Modified BSD license (#Modified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Mozilla Public License (MPL) version 1.1 (#M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Mozilla Public License (MPL) version 2.0 (#MPL-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NASA Open Source Agreement (#NAS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Nokia Open Source License (#Noki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Open Software License, all versions through 3.0 (#O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OpenSSL license (#OpenS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Original BSD license (#Original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PHP License, Version 3.01 (#PHP-3.0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Q Public License (QPL), Version 1.0 (#Q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RealNetworks Public Source License (RPSL), Version 1.0 (#RP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Reciprocal Public License (#R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Sun Public License (#S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Sybase Open Watcom Public License version 1.0 (#Watcom)</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W3C Software Notice and License (#W3C)</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XFree86 1.1 License (#XFree861.1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Yahoo! Public License 1.1 (#Yahoo)</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Zimbra Public License 1.3 (#Zimbr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Zope Public License version 1 (#Zop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Zope Public License, versions 2.0 and 2.1 (#Zope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License of Python 1.6a2 and earlier versions (#Python1.6a2)</text:p>
          </table:table-cell>
          <table:table-cell table:style-name="ce26" office:value-type="string">
            <text:p>Yes--CNRI license</text:p>
          </table:table-cell>
          <table:table-cell table:style-name="ce26" office:value-type="string">
            <text:p>http://docs.python.org/license.html</text:p>
          </table:table-cell>
          <table:table-cell table:style-name="ce30" table:number-columns-repeated="2"/>
          <table:table-cell table:style-name="ce26" table:number-columns-repeated="1019"/>
        </table:table-row>
        <table:table-row table:style-name="ro4">
          <table:table-cell table:style-name="ce26" office:value-type="string">
            <text:p>NCSA/University of Illinois Open Source License (#NCSA)</text:p>
          </table:table-cell>
          <table:table-cell table:style-name="ce26" office:value-type="string">
            <text:p>Yes--on SPDX license list in reverse order</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Affero General Public License version 1 (#AGPLv1.0)</text:p>
          </table:table-cell>
          <table:table-cell table:style-name="ce26" table:number-columns-repeated="2"/>
          <table:table-cell table:style-name="ce30" table:number-columns-repeated="2"/>
          <table:table-cell table:style-name="ce26" table:number-columns-repeated="1019"/>
        </table:table-row>
        <table:table-row table:style-name="ro4">
          <table:table-cell table:style-name="ce26" office:value-type="string">
            <text:p>AT&amp;T Public License (#ATTPublicLicense)</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2">
          <table:table-cell table:style-name="ce26" office:value-type="string">
            <text:p>Berkeley Database License (a.k.a. the Sleepycat Software Product License) (#BerkeleyDB)</text:p>
          </table:table-cell>
          <table:table-cell table:style-name="ce26" table:number-columns-repeated="2"/>
          <table:table-cell table:style-name="ce30" table:number-columns-repeated="2"/>
          <table:table-cell table:style-name="ce26" table:number-columns-repeated="1019"/>
        </table:table-row>
        <table:table-row table:style-name="ro4">
          <table:table-cell table:style-name="ce26" office:value-type="string">
            <text:p>Code Project Open License, version 1.02 (#cpol)</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4">
          <table:table-cell table:style-name="ce26" office:value-type="string">
            <text:p>eCos Public License, version 1.1 (#eCos11)</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4" table:number-rows-repeated="1048465">
          <table:table-cell table:number-columns-repeated="1024"/>
        </table:table-row>
        <table:table-row table:style-name="ro4">
          <table:table-cell table:number-columns-repeated="1024"/>
        </table:table-row>
      </table:table>
      <table:named-expressions>
        <table:named-range table:name="Excel_BuiltIn__FilterDatabase" table:base-cell-address="$licenses.$A$1" table:cell-range-address="$licenses.$A$1:.$G$165"/>
        <table:named-range table:name="howto" table:base-cell-address="$licenses.$A$1" table:cell-range-address="$licenses.$D$157:.$D$158"/>
        <table:named-range table:name="preamble" table:base-cell-address="$licenses.$A$1" table:cell-range-address="$licenses.$D$18"/>
        <table:named-range table:name="section0" table:base-cell-address="$licenses.$A$1" table:cell-range-address="$licenses.$D$43"/>
        <table:named-range table:name="section1" table:base-cell-address="$licenses.$A$1" table:cell-range-address="$licenses.$D$60"/>
        <table:named-range table:name="section10" table:base-cell-address="$licenses.$A$1" table:cell-range-address="$licenses.$D$157:.$D$158"/>
        <table:named-range table:name="section11" table:base-cell-address="$licenses.$A$1" table:cell-range-address="$licenses.$D$157:.$D$158"/>
        <table:named-range table:name="section12" table:base-cell-address="$licenses.$A$1" table:cell-range-address="$licenses.$D$157:.$D$158"/>
        <table:named-range table:name="section13" table:base-cell-address="$licenses.$A$1" table:cell-range-address="$licenses.$D$157:.$D$158"/>
        <table:named-range table:name="section14" table:base-cell-address="$licenses.$A$1" table:cell-range-address="$licenses.$D$157:.$D$158"/>
        <table:named-range table:name="section15" table:base-cell-address="$licenses.$A$1" table:cell-range-address="$licenses.$D$157:.$D$158"/>
        <table:named-range table:name="section16" table:base-cell-address="$licenses.$A$1" table:cell-range-address="$licenses.$D$157:.$D$158"/>
        <table:named-range table:name="section17" table:base-cell-address="$licenses.$A$1" table:cell-range-address="$licenses.$D$157:.$D$158"/>
        <table:named-range table:name="section3" table:base-cell-address="$licenses.$A$1" table:cell-range-address="$licenses.$D$91"/>
        <table:named-range table:name="section4" table:base-cell-address="$licenses.$A$1" table:cell-range-address="$licenses.$D$96"/>
        <table:named-range table:name="section5" table:base-cell-address="$licenses.$A$1" table:cell-range-address="$licenses.$D$100"/>
        <table:named-range table:name="section6" table:base-cell-address="$licenses.$A$1" table:cell-range-address="$licenses.$D$115"/>
        <table:named-range table:name="section7" table:base-cell-address="$licenses.$A$1" table:cell-range-address="$licenses.$D$136"/>
        <table:named-range table:name="section8" table:base-cell-address="$licenses.$A$1" table:cell-range-address="$licenses.$D$157:.$D$158"/>
        <table:named-range table:name="section9" table:base-cell-address="$licenses.$A$1" table:cell-range-address="$licenses.$D$157:.$D$158"/>
        <table:named-range table:name="terms" table:base-cell-address="$licenses.$A$1" table:cell-range-address="$licenses.$D$41"/>
        <table:named-range table:name="Z_79319976_E632_E944_A89E_FB128C7B2531_.wvu.FilterData" table:base-cell-address="$licenses.$A$1" table:cell-range-address="$licenses.$A$1:.$G$16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07/19/2012</text:date>, <text:time>12:55:46</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FSF" style:display-name="PageStyle_FS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urce Auditor</meta:initial-creator>
    <meta:creation-date>2011-05-04T08:43:46</meta:creation-date>
    <dc:creator>J Lovejoy</dc:creator>
    <dc:date>2012-07-19T11:26:46</dc:date>
    <meta:document-statistic meta:table-count="2" meta:cell-count="1243" meta:object-count="0"/>
    <meta:generator>OpenOffice.org/3.3$Unix OpenOffice.org_project/330m20$Build-9567</meta:generator>
  </office:meta>
</office:document-meta>
</file>